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536000021CD187B9325AA6B8001.svm" manifest:media-type=""/>
  <manifest:file-entry manifest:full-path="Pictures/20000009000017C60000159B202827B6FF60AF44.svm" manifest:media-type=""/>
  <manifest:file-entry manifest:full-path="Pictures/20000009000016D8000014FC6EA6D595F02DF1D0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d0ae1c" officeooo:paragraph-rsid="02d0ae1c" style:font-size-asian="12pt" style:font-size-complex="12pt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fo:language="en" fo:country="US" officeooo:rsid="02d6ac85" officeooo:paragraph-rsid="02d6ac85" style:font-size-asian="12pt" style:font-size-complex="12pt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2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d1d0f2" style:font-size-asian="12pt" style:font-size-complex="12pt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2d1d0f2" style:font-size-asian="12pt" style:font-size-complex="12pt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officeooo:rsid="02d5c850" officeooo:paragraph-rsid="02d6ac85" style:font-size-asian="12pt" style:font-size-complex="12pt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af499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f9e51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c2077e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34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language="ru" fo:country="RU" officeooo:rsid="00018ec4" officeooo:paragraph-rsid="01c23df0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29c1fc7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3a122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4a093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20be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6caa5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9c1fc7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2d1d0f2" style:font-size-asian="12pt" style:font-size-complex="12pt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2d1d0f2" style:font-size-asian="12pt" style:font-size-complex="12pt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officeooo:rsid="02d1d0f2" officeooo:paragraph-rsid="02d1d0f2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7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68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69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29c9130" officeooo:paragraph-rsid="029c9130"/>
    </style:style>
    <style:style style:name="P170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71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officeooo:paragraph-rsid="020d468e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75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</style:style>
    <style:style style:name="P176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77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78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258ffb1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8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8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185" style:family="paragraph" style:parent-style-name="Standard" style:master-page-name="">
      <style:paragraph-properties fo:margin-left="0.079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86" style:family="paragraph" style:parent-style-name="Standard">
      <style:paragraph-properties fo:margin-left="0.079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4393"/>
    </style:style>
    <style:style style:name="P187" style:family="paragraph" style:parent-style-name="Standard">
      <style:paragraph-properties fo:text-align="center" style:justify-single-word="false"/>
    </style:style>
    <style:style style:name="P18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9" style:family="paragraph" style:parent-style-name="Standard">
      <style:paragraph-properties fo:text-align="center" style:justify-single-word="false"/>
      <style:text-properties fo:font-weight="bold" officeooo:rsid="03e1b5e7" officeooo:paragraph-rsid="03e1b5e7" style:font-weight-asian="bold" style:font-weight-complex="bold"/>
    </style:style>
    <style:style style:name="P190" style:family="paragraph" style:parent-style-name="Standard">
      <style:text-properties officeooo:rsid="02de2def" officeooo:paragraph-rsid="02de2def"/>
    </style:style>
    <style:style style:name="P191" style:family="paragraph" style:parent-style-name="Standard">
      <style:text-properties officeooo:rsid="02de2def" officeooo:paragraph-rsid="03e1b5e7"/>
    </style:style>
    <style:style style:name="P192" style:family="paragraph" style:parent-style-name="Standard">
      <style:text-properties officeooo:rsid="02e0a4de" officeooo:paragraph-rsid="02e0a4de"/>
    </style:style>
    <style:style style:name="P193" style:family="paragraph" style:parent-style-name="Standard">
      <style:text-properties officeooo:rsid="02e382a5" officeooo:paragraph-rsid="02e382a5"/>
    </style:style>
    <style:style style:name="P194" style:family="paragraph" style:parent-style-name="Standard">
      <style:text-properties officeooo:rsid="02eda9ad" officeooo:paragraph-rsid="02eda9ad"/>
    </style:style>
    <style:style style:name="P195" style:family="paragraph" style:parent-style-name="Standard">
      <style:paragraph-properties fo:text-align="center" style:justify-single-word="false"/>
      <style:text-properties officeooo:rsid="02f45098" officeooo:paragraph-rsid="02f45098"/>
    </style:style>
    <style:style style:name="P196" style:family="paragraph" style:parent-style-name="Standard">
      <style:paragraph-properties fo:text-align="center" style:justify-single-word="false"/>
      <style:text-properties officeooo:rsid="02f7207c" officeooo:paragraph-rsid="02f7207c"/>
    </style:style>
    <style:style style:name="P197" style:family="paragraph" style:parent-style-name="Standard">
      <style:paragraph-properties fo:text-align="center" style:justify-single-word="false"/>
      <style:text-properties officeooo:rsid="02faa2fc" officeooo:paragraph-rsid="02faa2fc"/>
    </style:style>
    <style:style style:name="P198" style:family="paragraph" style:parent-style-name="Standard">
      <style:paragraph-properties fo:text-align="center" style:justify-single-word="false"/>
      <style:text-properties officeooo:rsid="0302bf23" officeooo:paragraph-rsid="0302bf23"/>
    </style:style>
    <style:style style:name="P199" style:family="paragraph" style:parent-style-name="Standard">
      <style:text-properties officeooo:rsid="0305b6a3" officeooo:paragraph-rsid="0305b6a3"/>
    </style:style>
    <style:style style:name="P200" style:family="paragraph" style:parent-style-name="Standard">
      <style:text-properties officeooo:rsid="0305b6a3" officeooo:paragraph-rsid="03e43c31"/>
    </style:style>
    <style:style style:name="P201" style:family="paragraph" style:parent-style-name="Standard">
      <style:paragraph-properties fo:text-align="center" style:justify-single-word="false"/>
      <style:text-properties officeooo:rsid="030a242c" officeooo:paragraph-rsid="030a242c"/>
    </style:style>
    <style:style style:name="P202" style:family="paragraph" style:parent-style-name="Standard">
      <style:paragraph-properties fo:text-align="center" style:justify-single-word="false"/>
      <style:text-properties officeooo:rsid="030c74de" officeooo:paragraph-rsid="030c74de"/>
    </style:style>
    <style:style style:name="P203" style:family="paragraph" style:parent-style-name="Standard">
      <style:paragraph-properties fo:text-align="center" style:justify-single-word="false"/>
      <style:text-properties officeooo:rsid="03265cbd" officeooo:paragraph-rsid="03265cbd"/>
    </style:style>
    <style:style style:name="P204" style:family="paragraph" style:parent-style-name="Standard">
      <style:text-properties officeooo:rsid="0359bc1e" officeooo:paragraph-rsid="0359bc1e"/>
    </style:style>
    <style:style style:name="P205" style:family="paragraph" style:parent-style-name="Standard">
      <style:paragraph-properties fo:text-align="center" style:justify-single-word="false"/>
      <style:text-properties officeooo:rsid="035abcf8" officeooo:paragraph-rsid="035abcf8"/>
    </style:style>
    <style:style style:name="P206" style:family="paragraph" style:parent-style-name="Standard">
      <style:paragraph-properties fo:text-align="center" style:justify-single-word="false"/>
      <style:text-properties officeooo:rsid="036c435b" officeooo:paragraph-rsid="036c435b"/>
    </style:style>
    <style:style style:name="P207" style:family="paragraph" style:parent-style-name="Standard">
      <style:text-properties officeooo:paragraph-rsid="03c21428"/>
    </style:style>
    <style:style style:name="P208" style:family="paragraph" style:parent-style-name="Standard">
      <style:text-properties officeooo:rsid="03d8e3e1" officeooo:paragraph-rsid="03d8e3e1"/>
    </style:style>
    <style:style style:name="P209" style:family="paragraph" style:parent-style-name="Standard">
      <style:paragraph-properties fo:text-align="center" style:justify-single-word="false"/>
      <style:text-properties officeooo:rsid="03e1b5e7" officeooo:paragraph-rsid="03e1b5e7"/>
    </style:style>
    <style:style style:name="P210" style:family="paragraph" style:parent-style-name="Standard">
      <style:text-properties officeooo:rsid="02e7d1e3" officeooo:paragraph-rsid="03e2dabc"/>
    </style:style>
    <style:style style:name="P211" style:family="paragraph" style:parent-style-name="Standard">
      <style:paragraph-properties fo:text-align="center" style:justify-single-word="false"/>
      <style:text-properties officeooo:rsid="02f18920" officeooo:paragraph-rsid="03e2dabc"/>
    </style:style>
    <style:style style:name="P212" style:family="paragraph" style:parent-style-name="Standard">
      <style:paragraph-properties fo:text-align="center" style:justify-single-word="false"/>
      <style:text-properties officeooo:rsid="03e2dabc" officeooo:paragraph-rsid="03e2dabc"/>
    </style:style>
    <style:style style:name="P213" style:family="paragraph" style:parent-style-name="Standard">
      <style:paragraph-properties fo:text-align="center" style:justify-single-word="false"/>
      <style:text-properties officeooo:rsid="03e43c31" officeooo:paragraph-rsid="03e43c31"/>
    </style:style>
    <style:style style:name="P214" style:family="paragraph" style:parent-style-name="Standard">
      <style:paragraph-properties fo:text-align="center" style:justify-single-word="false"/>
      <style:text-properties officeooo:rsid="03e5682f" officeooo:paragraph-rsid="03e5682f"/>
    </style:style>
    <style:style style:name="P215" style:family="paragraph" style:parent-style-name="Standard">
      <style:paragraph-properties fo:text-align="center" style:justify-single-word="false"/>
      <style:text-properties officeooo:rsid="03e68ab4" officeooo:paragraph-rsid="03e68ab4"/>
    </style:style>
    <style:style style:name="P216" style:family="paragraph" style:parent-style-name="Standard">
      <style:text-properties officeooo:rsid="032508c9" officeooo:paragraph-rsid="03ebae20"/>
    </style:style>
    <style:style style:name="P217" style:family="paragraph" style:parent-style-name="Standard">
      <style:paragraph-properties fo:text-align="center" style:justify-single-word="false"/>
      <style:text-properties officeooo:rsid="03ed75be" officeooo:paragraph-rsid="03ed75be"/>
    </style:style>
    <style:style style:name="P218" style:family="paragraph" style:parent-style-name="Standard">
      <style:text-properties officeooo:rsid="0332777e" officeooo:paragraph-rsid="03ef4a48"/>
    </style:style>
    <style:style style:name="P219" style:family="paragraph" style:parent-style-name="Standard">
      <style:paragraph-properties fo:text-align="center" style:justify-single-word="false"/>
      <style:text-properties officeooo:rsid="03334197" officeooo:paragraph-rsid="03f00459"/>
    </style:style>
    <style:style style:name="P220" style:family="paragraph" style:parent-style-name="Standard">
      <style:paragraph-properties fo:text-align="center" style:justify-single-word="false"/>
      <style:text-properties officeooo:rsid="03f20850" officeooo:paragraph-rsid="03f20850"/>
    </style:style>
    <style:style style:name="P221" style:family="paragraph" style:parent-style-name="Standard">
      <style:text-properties officeooo:rsid="0354b2fc" officeooo:paragraph-rsid="03f2cfba"/>
    </style:style>
    <style:style style:name="P222" style:family="paragraph" style:parent-style-name="Standard">
      <style:paragraph-properties fo:text-align="center" style:justify-single-word="false"/>
      <style:text-properties officeooo:rsid="03f30860" officeooo:paragraph-rsid="03f30860"/>
    </style:style>
    <style:style style:name="P223" style:family="paragraph" style:parent-style-name="Standard">
      <style:text-properties officeooo:rsid="036aa7cd" officeooo:paragraph-rsid="03f507c7"/>
    </style:style>
    <style:style style:name="P224" style:family="paragraph" style:parent-style-name="Standard">
      <style:paragraph-properties fo:text-align="center" style:justify-single-word="false"/>
      <style:text-properties officeooo:rsid="03f5c41b" officeooo:paragraph-rsid="03f5c41b"/>
    </style:style>
    <style:style style:name="P225" style:family="paragraph" style:parent-style-name="Standard">
      <style:paragraph-properties fo:text-align="center" style:justify-single-word="false"/>
      <style:text-properties officeooo:rsid="03556133" officeooo:paragraph-rsid="03f2cfba"/>
    </style:style>
    <style:style style:name="P226" style:family="paragraph" style:parent-style-name="Standard">
      <style:text-properties officeooo:rsid="03c21428" officeooo:paragraph-rsid="03c21428"/>
    </style:style>
    <style:style style:name="P22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8b16a" officeooo:paragraph-rsid="0198b16a"/>
    </style:style>
    <style:style style:name="P22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a1216"/>
    </style:style>
    <style:style style:name="P22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df128"/>
    </style:style>
    <style:style style:name="P23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b98ad" officeooo:paragraph-rsid="019b98ad"/>
    </style:style>
    <style:style style:name="P23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232" style:family="paragraph" style:parent-style-name="Standard" style:list-style-name="L5" style:master-page-name="">
      <style:paragraph-properties fo:margin-top="0cm" fo:margin-bottom="0cm" loext:contextual-spacing="false" fo:text-align="start" style:justify-single-word="false" style:page-number="auto">
        <style:tab-stops>
          <style:tab-stop style:position="6.085cm"/>
        </style:tab-stops>
      </style:paragraph-properties>
      <style:text-properties officeooo:paragraph-rsid="02bed245"/>
    </style:style>
    <style:style style:name="P233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234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235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236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237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238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239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240" style:family="paragraph" style:parent-style-name="Standard" style:list-style-name="L3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241" style:family="paragraph" style:parent-style-name="Standard" style:list-style-name="L4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242" style:family="paragraph" style:parent-style-name="Standard" style:list-style-name="L6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243" style:family="paragraph" style:parent-style-name="Heading_20_1" style:list-style-name="">
      <style:paragraph-properties fo:text-align="center" style:justify-single-word="false"/>
      <style:text-properties officeooo:paragraph-rsid="02d1d0f2"/>
    </style:style>
    <style:style style:name="P244" style:family="paragraph" style:parent-style-name="Heading_20_1">
      <style:paragraph-properties fo:break-before="page"/>
      <style:text-properties officeooo:paragraph-rsid="02d1d0f2"/>
    </style:style>
    <style:style style:name="P245" style:family="paragraph" style:parent-style-name="Heading_20_1">
      <style:paragraph-properties fo:text-align="center" style:justify-single-word="false" fo:break-before="page"/>
      <style:text-properties officeooo:paragraph-rsid="03c2142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11d5a72"/>
    </style:style>
    <style:style style:name="T12" style:family="text">
      <style:text-properties fo:language="en" fo:country="US" officeooo:rsid="011dc76d"/>
    </style:style>
    <style:style style:name="T13" style:family="text">
      <style:text-properties fo:language="en" fo:country="US" officeooo:rsid="011fc23e"/>
    </style:style>
    <style:style style:name="T14" style:family="text">
      <style:text-properties fo:language="en" fo:country="US" officeooo:rsid="01226786"/>
    </style:style>
    <style:style style:name="T15" style:family="text">
      <style:text-properties fo:language="en" fo:country="US" officeooo:rsid="01b8b6e7"/>
    </style:style>
    <style:style style:name="T16" style:family="text">
      <style:text-properties fo:language="en" fo:country="US" officeooo:rsid="01b9a105"/>
    </style:style>
    <style:style style:name="T17" style:family="text">
      <style:text-properties fo:language="en" fo:country="US" officeooo:rsid="02236487"/>
    </style:style>
    <style:style style:name="T18" style:family="text">
      <style:text-properties fo:language="en" fo:country="US" fo:font-style="italic" officeooo:rsid="0224fb93" style:font-style-asian="italic" style:font-style-complex="italic"/>
    </style:style>
    <style:style style:name="T19" style:family="text">
      <style:text-properties fo:language="en" fo:country="US" fo:font-style="italic" officeooo:rsid="02275c1b" style:font-style-asian="italic" style:font-style-complex="italic"/>
    </style:style>
    <style:style style:name="T20" style:family="text">
      <style:text-properties fo:language="en" fo:country="US" officeooo:rsid="0224fb93"/>
    </style:style>
    <style:style style:name="T21" style:family="text">
      <style:text-properties fo:language="en" fo:country="US" officeooo:rsid="022b750d"/>
    </style:style>
    <style:style style:name="T22" style:family="text">
      <style:text-properties fo:language="en" fo:country="US" officeooo:rsid="023b9ba6"/>
    </style:style>
    <style:style style:name="T23" style:family="text">
      <style:text-properties fo:language="en" fo:country="US" officeooo:rsid="023cb6ff"/>
    </style:style>
    <style:style style:name="T24" style:family="text">
      <style:text-properties fo:language="en" fo:country="US" officeooo:rsid="0258ffb1"/>
    </style:style>
    <style:style style:name="T25" style:family="text">
      <style:text-properties fo:language="en" fo:country="US" officeooo:rsid="0032a574"/>
    </style:style>
    <style:style style:name="T26" style:family="text">
      <style:text-properties fo:language="en" fo:country="US" officeooo:rsid="003212a0"/>
    </style:style>
    <style:style style:name="T27" style:family="text">
      <style:text-properties fo:language="en" fo:country="US" officeooo:rsid="0261d408"/>
    </style:style>
    <style:style style:name="T28" style:family="text">
      <style:text-properties fo:language="en" fo:country="US" officeooo:rsid="02cb17c9"/>
    </style:style>
    <style:style style:name="T29" style:family="text">
      <style:text-properties fo:language="en" fo:country="US" officeooo:rsid="02cbe677"/>
    </style:style>
    <style:style style:name="T30" style:family="text">
      <style:text-properties fo:language="en" fo:country="US" officeooo:rsid="02d6ac85"/>
    </style:style>
    <style:style style:name="T31" style:family="text">
      <style:text-properties fo:language="en" fo:country="US" officeooo:rsid="02d8ba93"/>
    </style:style>
    <style:style style:name="T32" style:family="text">
      <style:text-properties fo:language="en" fo:country="US" officeooo:rsid="02da9fca"/>
    </style:style>
    <style:style style:name="T33" style:family="text">
      <style:text-properties fo:language="en" fo:country="US" officeooo:rsid="02dc8184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weight="bold" style:font-weight-asian="bold" style:font-weight-complex="bold"/>
    </style:style>
    <style:style style:name="T36" style:family="text">
      <style:text-properties fo:language="ru" fo:country="RU" officeooo:rsid="00f99873"/>
    </style:style>
    <style:style style:name="T37" style:family="text">
      <style:text-properties fo:language="ru" fo:country="RU" officeooo:rsid="014851b9"/>
    </style:style>
    <style:style style:name="T38" style:family="text">
      <style:text-properties fo:language="ru" fo:country="RU" officeooo:rsid="02236487"/>
    </style:style>
    <style:style style:name="T39" style:family="text">
      <style:text-properties fo:language="ru" fo:country="RU" officeooo:rsid="022b750d"/>
    </style:style>
    <style:style style:name="T40" style:family="text">
      <style:text-properties fo:language="ru" fo:country="RU" officeooo:rsid="022c0c5e"/>
    </style:style>
    <style:style style:name="T41" style:family="text">
      <style:text-properties fo:language="ru" fo:country="RU" officeooo:rsid="002eac18"/>
    </style:style>
    <style:style style:name="T42" style:family="text">
      <style:text-properties fo:language="ru" fo:country="RU" officeooo:rsid="00daa8b5"/>
    </style:style>
    <style:style style:name="T43" style:family="text">
      <style:text-properties fo:language="ru" fo:country="RU" officeooo:rsid="00f7ad68"/>
    </style:style>
    <style:style style:name="T44" style:family="text">
      <style:text-properties officeooo:rsid="00172148"/>
    </style:style>
    <style:style style:name="T45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46" style:family="text">
      <style:text-properties fo:color="#00cc00" fo:font-size="12pt" officeooo:rsid="003d3901" style:font-size-asian="12pt" style:font-size-complex="12pt"/>
    </style:style>
    <style:style style:name="T47" style:family="text">
      <style:text-properties officeooo:rsid="0066550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66550c" style:font-weight-asian="bold" style:font-weight-complex="bold"/>
    </style:style>
    <style:style style:name="T50" style:family="text">
      <style:text-properties fo:font-weight="bold" officeooo:rsid="00878411" style:font-weight-asian="bold" style:font-weight-complex="bold"/>
    </style:style>
    <style:style style:name="T51" style:family="text">
      <style:text-properties fo:font-weight="bold" officeooo:rsid="00ac5342" style:font-weight-asian="bold" style:font-weight-complex="bold"/>
    </style:style>
    <style:style style:name="T52" style:family="text">
      <style:text-properties fo:font-weight="bold" officeooo:rsid="00ad85bf" style:font-weight-asian="bold" style:font-weight-complex="bold"/>
    </style:style>
    <style:style style:name="T53" style:family="text">
      <style:text-properties fo:font-weight="bold" officeooo:rsid="00ae74d4" style:font-weight-asian="bold" style:font-weight-complex="bold"/>
    </style:style>
    <style:style style:name="T54" style:family="text">
      <style:text-properties fo:font-weight="bold" officeooo:rsid="024a895b" style:font-weight-asian="bold" style:font-weight-complex="bold"/>
    </style:style>
    <style:style style:name="T55" style:family="text">
      <style:text-properties fo:font-weight="bold" officeooo:rsid="0247f56c" style:font-weight-asian="bold" style:font-weight-complex="bold"/>
    </style:style>
    <style:style style:name="T56" style:family="text">
      <style:text-properties fo:font-weight="bold" officeooo:rsid="024ca784" style:font-weight-asian="bold" style:font-weight-complex="bold"/>
    </style:style>
    <style:style style:name="T57" style:family="text">
      <style:text-properties fo:font-weight="bold" officeooo:rsid="024d8a4b" style:font-weight-asian="bold" style:font-weight-complex="bold"/>
    </style:style>
    <style:style style:name="T58" style:family="text">
      <style:text-properties fo:font-weight="bold" officeooo:rsid="024ed5a3" style:font-weight-asian="bold" style:font-weight-complex="bold"/>
    </style:style>
    <style:style style:name="T59" style:family="text">
      <style:text-properties fo:font-weight="bold" officeooo:rsid="02507545" style:font-weight-asian="bold" style:font-weight-complex="bold"/>
    </style:style>
    <style:style style:name="T60" style:family="text">
      <style:text-properties fo:font-weight="bold" officeooo:rsid="002eac18" style:font-weight-asian="bold" style:font-weight-complex="bold"/>
    </style:style>
    <style:style style:name="T61" style:family="text">
      <style:text-properties officeooo:rsid="00b2cfc8"/>
    </style:style>
    <style:style style:name="T62" style:family="text">
      <style:text-properties officeooo:rsid="00cc73d3"/>
    </style:style>
    <style:style style:name="T63" style:family="text">
      <style:text-properties officeooo:rsid="00e89e27"/>
    </style:style>
    <style:style style:name="T64" style:family="text">
      <style:text-properties officeooo:rsid="011fc23e"/>
    </style:style>
    <style:style style:name="T65" style:family="text">
      <style:text-properties officeooo:rsid="00e22f60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1273d1c" style:font-weight-asian="normal" style:font-weight-complex="normal"/>
    </style:style>
    <style:style style:name="T68" style:family="text">
      <style:text-properties fo:font-weight="normal" officeooo:rsid="01276c86" style:font-weight-asian="normal" style:font-weight-complex="normal"/>
    </style:style>
    <style:style style:name="T69" style:family="text">
      <style:text-properties fo:font-weight="normal" officeooo:rsid="002eac18" style:font-weight-asian="normal" style:font-weight-complex="normal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officeooo:rsid="00276561" style:font-size-asian="12pt" style:font-size-complex="12pt"/>
    </style:style>
    <style:style style:name="T72" style:family="text">
      <style:text-properties fo:font-size="12pt" officeooo:rsid="001281d3" style:font-size-asian="12pt" style:font-size-complex="12pt"/>
    </style:style>
    <style:style style:name="T73" style:family="text">
      <style:text-properties fo:font-size="12pt" officeooo:rsid="00139ce1" style:font-size-asian="12pt" style:font-size-complex="12pt"/>
    </style:style>
    <style:style style:name="T74" style:family="text">
      <style:text-properties fo:font-size="12pt" officeooo:rsid="00190ee8" style:font-size-asian="12pt" style:font-size-complex="12pt"/>
    </style:style>
    <style:style style:name="T75" style:family="text">
      <style:text-properties fo:font-size="12pt" officeooo:rsid="0014d7b6" style:font-size-asian="12pt" style:font-size-complex="12pt"/>
    </style:style>
    <style:style style:name="T76" style:family="text">
      <style:text-properties fo:font-size="12pt" officeooo:rsid="001ee40c" style:font-size-asian="12pt" style:font-size-complex="12pt"/>
    </style:style>
    <style:style style:name="T77" style:family="text">
      <style:text-properties fo:font-size="12pt" officeooo:rsid="001f84a0" style:font-size-asian="12pt" style:font-size-complex="12pt"/>
    </style:style>
    <style:style style:name="T78" style:family="text">
      <style:text-properties fo:font-size="12pt" officeooo:rsid="000c67bb" style:font-size-asian="12pt" style:font-size-complex="12pt"/>
    </style:style>
    <style:style style:name="T79" style:family="text">
      <style:text-properties fo:font-size="12pt" officeooo:rsid="002a02f0" style:font-size-asian="12pt" style:font-size-complex="12pt"/>
    </style:style>
    <style:style style:name="T80" style:family="text">
      <style:text-properties fo:font-size="12pt" officeooo:rsid="002abe3d" style:font-size-asian="12pt" style:font-size-complex="12pt"/>
    </style:style>
    <style:style style:name="T81" style:family="text">
      <style:text-properties fo:font-size="12pt" officeooo:rsid="002c967c" style:font-size-asian="12pt" style:font-size-complex="12pt"/>
    </style:style>
    <style:style style:name="T82" style:family="text">
      <style:text-properties fo:font-size="12pt" officeooo:rsid="0034ec5b" style:font-size-asian="12pt" style:font-size-complex="12pt"/>
    </style:style>
    <style:style style:name="T83" style:family="text">
      <style:text-properties fo:font-size="12pt" officeooo:rsid="002dc178" style:font-size-asian="12pt" style:font-size-complex="12pt"/>
    </style:style>
    <style:style style:name="T84" style:family="text">
      <style:text-properties fo:font-size="12pt" officeooo:rsid="0044d409" style:font-size-asian="12pt" style:font-size-complex="12pt"/>
    </style:style>
    <style:style style:name="T85" style:family="text">
      <style:text-properties fo:font-size="12pt" officeooo:rsid="00476700" style:font-size-asian="12pt" style:font-size-complex="12pt"/>
    </style:style>
    <style:style style:name="T86" style:family="text">
      <style:text-properties fo:font-size="12pt" officeooo:rsid="00484952" style:font-size-asian="12pt" style:font-size-complex="12pt"/>
    </style:style>
    <style:style style:name="T87" style:family="text">
      <style:text-properties fo:font-size="12pt" officeooo:rsid="008fc41e" style:font-size-asian="12pt" style:font-size-complex="12pt"/>
    </style:style>
    <style:style style:name="T88" style:family="text">
      <style:text-properties fo:font-size="12pt" officeooo:rsid="00a0a3b4" style:font-size-asian="12pt" style:font-size-complex="12pt"/>
    </style:style>
    <style:style style:name="T89" style:family="text">
      <style:text-properties fo:font-size="12pt" officeooo:rsid="009d1841" style:font-size-asian="12pt" style:font-size-complex="12pt"/>
    </style:style>
    <style:style style:name="T90" style:family="text">
      <style:text-properties fo:font-size="12pt" officeooo:rsid="0096efb7" style:font-size-asian="12pt" style:font-size-complex="12pt"/>
    </style:style>
    <style:style style:name="T91" style:family="text">
      <style:text-properties fo:font-size="12pt" officeooo:rsid="00c6c39e" style:font-size-asian="12pt" style:font-size-complex="12pt"/>
    </style:style>
    <style:style style:name="T92" style:family="text">
      <style:text-properties fo:font-size="12pt" officeooo:rsid="00c5297a" style:font-size-asian="12pt" style:font-size-complex="12pt"/>
    </style:style>
    <style:style style:name="T93" style:family="text">
      <style:text-properties fo:font-size="12pt" officeooo:rsid="00d71ce5" style:font-size-asian="12pt" style:font-size-complex="12pt"/>
    </style:style>
    <style:style style:name="T94" style:family="text">
      <style:text-properties fo:font-size="12pt" officeooo:rsid="00eb9d41" style:font-size-asian="12pt" style:font-size-complex="12pt"/>
    </style:style>
    <style:style style:name="T95" style:family="text">
      <style:text-properties fo:font-size="12pt" officeooo:rsid="00ed1f4e" style:font-size-asian="12pt" style:font-size-complex="12pt"/>
    </style:style>
    <style:style style:name="T96" style:family="text">
      <style:text-properties fo:font-size="12pt" officeooo:rsid="01150e77" style:font-size-asian="12pt" style:font-size-complex="12pt"/>
    </style:style>
    <style:style style:name="T97" style:family="text">
      <style:text-properties fo:font-size="12pt" officeooo:rsid="00ff7da0" style:font-size-asian="12pt" style:font-size-complex="12pt"/>
    </style:style>
    <style:style style:name="T98" style:family="text">
      <style:text-properties fo:font-size="12pt" officeooo:rsid="01025316" style:font-size-asian="12pt" style:font-size-complex="12pt"/>
    </style:style>
    <style:style style:name="T99" style:family="text">
      <style:text-properties fo:font-size="12pt" officeooo:rsid="01039219" style:font-size-asian="12pt" style:font-size-complex="12pt"/>
    </style:style>
    <style:style style:name="T100" style:family="text">
      <style:text-properties fo:font-size="12pt" officeooo:rsid="0106094c" style:font-size-asian="12pt" style:font-size-complex="12pt"/>
    </style:style>
    <style:style style:name="T101" style:family="text">
      <style:text-properties fo:font-size="12pt" officeooo:rsid="010637f0" style:font-size-asian="12pt" style:font-size-complex="12pt"/>
    </style:style>
    <style:style style:name="T102" style:family="text">
      <style:text-properties fo:font-size="12pt" officeooo:rsid="0106cff2" style:font-size-asian="12pt" style:font-size-complex="12pt"/>
    </style:style>
    <style:style style:name="T103" style:family="text">
      <style:text-properties fo:font-size="12pt" officeooo:rsid="01003c09" style:font-size-asian="12pt" style:font-size-complex="12pt"/>
    </style:style>
    <style:style style:name="T104" style:family="text">
      <style:text-properties fo:font-size="12pt" officeooo:rsid="010c0367" style:font-size-asian="12pt" style:font-size-complex="12pt"/>
    </style:style>
    <style:style style:name="T105" style:family="text">
      <style:text-properties fo:font-size="12pt" officeooo:rsid="011c25c0" style:font-size-asian="12pt" style:font-size-complex="12pt"/>
    </style:style>
    <style:style style:name="T106" style:family="text">
      <style:text-properties fo:font-size="12pt" officeooo:rsid="01663cfe" style:font-size-asian="12pt" style:font-size-complex="12pt"/>
    </style:style>
    <style:style style:name="T107" style:family="text">
      <style:text-properties fo:font-size="12pt" officeooo:rsid="016766eb" style:font-size-asian="12pt" style:font-size-complex="12pt"/>
    </style:style>
    <style:style style:name="T108" style:family="text">
      <style:text-properties fo:font-size="12pt" officeooo:rsid="016813ba" style:font-size-asian="12pt" style:font-size-complex="12pt"/>
    </style:style>
    <style:style style:name="T109" style:family="text">
      <style:text-properties fo:font-size="12pt" officeooo:rsid="016949d8" style:font-size-asian="12pt" style:font-size-complex="12pt"/>
    </style:style>
    <style:style style:name="T110" style:family="text">
      <style:text-properties fo:font-size="12pt" officeooo:rsid="016ae986" style:font-size-asian="12pt" style:font-size-complex="12pt"/>
    </style:style>
    <style:style style:name="T111" style:family="text">
      <style:text-properties fo:font-size="12pt" officeooo:rsid="016c39fa" style:font-size-asian="12pt" style:font-size-complex="12pt"/>
    </style:style>
    <style:style style:name="T112" style:family="text">
      <style:text-properties fo:font-size="12pt" officeooo:rsid="016ca117" style:font-size-asian="12pt" style:font-size-complex="12pt"/>
    </style:style>
    <style:style style:name="T113" style:family="text">
      <style:text-properties fo:font-size="12pt" officeooo:rsid="016cc997" style:font-size-asian="12pt" style:font-size-complex="12pt"/>
    </style:style>
    <style:style style:name="T114" style:family="text">
      <style:text-properties fo:font-size="12pt" officeooo:rsid="016e46ee" style:font-size-asian="12pt" style:font-size-complex="12pt"/>
    </style:style>
    <style:style style:name="T115" style:family="text">
      <style:text-properties fo:font-size="12pt" officeooo:rsid="01709361" style:font-size-asian="12pt" style:font-size-complex="12pt"/>
    </style:style>
    <style:style style:name="T116" style:family="text">
      <style:text-properties fo:font-size="12pt" officeooo:rsid="01738dd7" style:font-size-asian="12pt" style:font-size-complex="12pt"/>
    </style:style>
    <style:style style:name="T117" style:family="text">
      <style:text-properties fo:font-size="12pt" officeooo:rsid="017440b3" style:font-size-asian="12pt" style:font-size-complex="12pt"/>
    </style:style>
    <style:style style:name="T118" style:family="text">
      <style:text-properties fo:font-size="12pt" officeooo:rsid="017611c6" style:font-size-asian="12pt" style:font-size-complex="12pt"/>
    </style:style>
    <style:style style:name="T119" style:family="text">
      <style:text-properties fo:font-size="12pt" officeooo:rsid="01780d9b" style:font-size-asian="12pt" style:font-size-complex="12pt"/>
    </style:style>
    <style:style style:name="T120" style:family="text">
      <style:text-properties fo:font-size="12pt" officeooo:rsid="0178c12a" style:font-size-asian="12pt" style:font-size-complex="12pt"/>
    </style:style>
    <style:style style:name="T121" style:family="text">
      <style:text-properties fo:font-size="12pt" officeooo:rsid="017dc527" style:font-size-asian="12pt" style:font-size-complex="12pt"/>
    </style:style>
    <style:style style:name="T122" style:family="text">
      <style:text-properties fo:font-size="12pt" officeooo:rsid="01821499" style:font-size-asian="12pt" style:font-size-complex="12pt"/>
    </style:style>
    <style:style style:name="T123" style:family="text">
      <style:text-properties fo:font-size="12pt" officeooo:rsid="0183e888" style:font-size-asian="12pt" style:font-size-complex="12pt"/>
    </style:style>
    <style:style style:name="T124" style:family="text">
      <style:text-properties fo:font-size="12pt" officeooo:rsid="0184f523" style:font-size-asian="12pt" style:font-size-complex="12pt"/>
    </style:style>
    <style:style style:name="T125" style:family="text">
      <style:text-properties fo:font-size="12pt" officeooo:rsid="019983c4" style:font-size-asian="12pt" style:font-size-complex="12pt"/>
    </style:style>
    <style:style style:name="T126" style:family="text">
      <style:text-properties fo:font-size="12pt" officeooo:rsid="01a5b861" style:font-size-asian="12pt" style:font-size-complex="12pt"/>
    </style:style>
    <style:style style:name="T127" style:family="text">
      <style:text-properties fo:font-size="12pt" officeooo:rsid="01c6ec3f" style:font-size-asian="12pt" style:font-size-complex="12pt"/>
    </style:style>
    <style:style style:name="T128" style:family="text">
      <style:text-properties fo:font-size="12pt" officeooo:rsid="01c9a5e1" style:font-size-asian="12pt" style:font-size-complex="12pt"/>
    </style:style>
    <style:style style:name="T129" style:family="text">
      <style:text-properties fo:font-size="12pt" officeooo:rsid="01d92b04" style:font-size-asian="12pt" style:font-size-complex="12pt"/>
    </style:style>
    <style:style style:name="T130" style:family="text">
      <style:text-properties fo:font-size="12pt" officeooo:rsid="01dafd5a" style:font-size-asian="12pt" style:font-size-complex="12pt"/>
    </style:style>
    <style:style style:name="T131" style:family="text">
      <style:text-properties fo:font-size="12pt" officeooo:rsid="020b8594" style:font-size-asian="12pt" style:font-size-complex="12pt"/>
    </style:style>
    <style:style style:name="T132" style:family="text">
      <style:text-properties fo:font-size="12pt" officeooo:rsid="0218ec99" style:font-size-asian="12pt" style:font-size-complex="12pt"/>
    </style:style>
    <style:style style:name="T133" style:family="text">
      <style:text-properties fo:font-size="12pt" officeooo:rsid="0219ae00" style:font-size-asian="12pt" style:font-size-complex="12pt"/>
    </style:style>
    <style:style style:name="T134" style:family="text">
      <style:text-properties fo:font-size="12pt" officeooo:rsid="021b414b" style:font-size-asian="12pt" style:font-size-complex="12pt"/>
    </style:style>
    <style:style style:name="T135" style:family="text">
      <style:text-properties fo:font-size="12pt" officeooo:rsid="021c0b80" style:font-size-asian="12pt" style:font-size-complex="12pt"/>
    </style:style>
    <style:style style:name="T136" style:family="text">
      <style:text-properties fo:font-size="12pt" officeooo:rsid="021d2a26" style:font-size-asian="12pt" style:font-size-complex="12pt"/>
    </style:style>
    <style:style style:name="T137" style:family="text">
      <style:text-properties fo:font-size="12pt" officeooo:rsid="022c0c5e" style:font-size-asian="12pt" style:font-size-complex="12pt"/>
    </style:style>
    <style:style style:name="T138" style:family="text">
      <style:text-properties fo:font-size="12pt" officeooo:rsid="02326e51" style:font-size-asian="12pt" style:font-size-complex="12pt"/>
    </style:style>
    <style:style style:name="T139" style:family="text">
      <style:text-properties fo:font-size="12pt" officeooo:rsid="02375322" style:font-size-asian="12pt" style:font-size-complex="12pt"/>
    </style:style>
    <style:style style:name="T140" style:family="text">
      <style:text-properties fo:font-size="12pt" officeooo:rsid="0259ade9" style:font-size-asian="12pt" style:font-size-complex="12pt"/>
    </style:style>
    <style:style style:name="T141" style:family="text">
      <style:text-properties fo:font-size="12pt" officeooo:rsid="025a2d64" style:font-size-asian="12pt" style:font-size-complex="12pt"/>
    </style:style>
    <style:style style:name="T142" style:family="text">
      <style:text-properties fo:font-size="12pt" officeooo:rsid="025b6eaf" style:font-size-asian="12pt" style:font-size-complex="12pt"/>
    </style:style>
    <style:style style:name="T143" style:family="text">
      <style:text-properties fo:font-size="12pt" officeooo:rsid="025ccc5f" style:font-size-asian="12pt" style:font-size-complex="12pt"/>
    </style:style>
    <style:style style:name="T144" style:family="text">
      <style:text-properties fo:font-size="12pt" officeooo:rsid="025e2f59" style:font-size-asian="12pt" style:font-size-complex="12pt"/>
    </style:style>
    <style:style style:name="T145" style:family="text">
      <style:text-properties fo:font-size="12pt" officeooo:rsid="026076dd" style:font-size-asian="12pt" style:font-size-complex="12pt"/>
    </style:style>
    <style:style style:name="T146" style:family="text">
      <style:text-properties fo:font-size="12pt" officeooo:rsid="0261a986" style:font-size-asian="12pt" style:font-size-complex="12pt"/>
    </style:style>
    <style:style style:name="T147" style:family="text">
      <style:text-properties fo:font-size="12pt" officeooo:rsid="0277b170" style:font-size-asian="12pt" style:font-size-complex="12pt"/>
    </style:style>
    <style:style style:name="T148" style:family="text">
      <style:text-properties fo:font-size="12pt" officeooo:rsid="0279002f" style:font-size-asian="12pt" style:font-size-complex="12pt"/>
    </style:style>
    <style:style style:name="T149" style:family="text">
      <style:text-properties fo:font-size="12pt" officeooo:rsid="027ab3f3" style:font-size-asian="12pt" style:font-size-complex="12pt"/>
    </style:style>
    <style:style style:name="T150" style:family="text">
      <style:text-properties fo:font-size="12pt" officeooo:rsid="027e014f" style:font-size-asian="12pt" style:font-size-complex="12pt"/>
    </style:style>
    <style:style style:name="T151" style:family="text">
      <style:text-properties fo:font-size="12pt" officeooo:rsid="02812498" style:font-size-asian="12pt" style:font-size-complex="12pt"/>
    </style:style>
    <style:style style:name="T152" style:family="text">
      <style:text-properties fo:font-size="12pt" officeooo:rsid="02827e77" style:font-size-asian="12pt" style:font-size-complex="12pt"/>
    </style:style>
    <style:style style:name="T153" style:family="text">
      <style:text-properties fo:font-size="12pt" officeooo:rsid="028dd194" style:font-size-asian="12pt" style:font-size-complex="12pt"/>
    </style:style>
    <style:style style:name="T154" style:family="text">
      <style:text-properties fo:font-size="12pt" officeooo:rsid="028f9e51" style:font-size-asian="12pt" style:font-size-complex="12pt"/>
    </style:style>
    <style:style style:name="T155" style:family="text">
      <style:text-properties fo:font-size="12pt" officeooo:rsid="0291283e" style:font-size-asian="12pt" style:font-size-complex="12pt"/>
    </style:style>
    <style:style style:name="T156" style:family="text">
      <style:text-properties fo:font-size="12pt" officeooo:rsid="02944360" style:font-size-asian="12pt" style:font-size-complex="12pt"/>
    </style:style>
    <style:style style:name="T157" style:family="text">
      <style:text-properties fo:font-size="12pt" officeooo:rsid="02978bea" style:font-size-asian="12pt" style:font-size-complex="12pt"/>
    </style:style>
    <style:style style:name="T158" style:family="text">
      <style:text-properties fo:font-size="12pt" officeooo:rsid="02737ffa" style:font-size-asian="12pt" style:font-size-complex="12pt"/>
    </style:style>
    <style:style style:name="T159" style:family="text">
      <style:text-properties fo:font-size="12pt" officeooo:rsid="0315b822" style:font-size-asian="12pt" style:font-size-complex="12pt"/>
    </style:style>
    <style:style style:name="T160" style:family="text">
      <style:text-properties fo:font-size="12pt" officeooo:rsid="031d718f" style:font-size-asian="12pt" style:font-size-complex="12pt"/>
    </style:style>
    <style:style style:name="T161" style:family="text">
      <style:text-properties fo:font-size="12pt" officeooo:rsid="03c21428" style:font-size-asian="12pt" style:font-size-complex="12pt"/>
    </style:style>
    <style:style style:name="T162" style:family="text">
      <style:text-properties fo:font-size="12pt" fo:language="en" fo:country="US" style:font-size-asian="12pt" style:font-size-complex="12pt"/>
    </style:style>
    <style:style style:name="T163" style:family="text">
      <style:text-properties fo:font-size="12pt" fo:language="en" fo:country="US" officeooo:rsid="0002ee08" style:font-size-asian="12pt" style:font-size-complex="12pt"/>
    </style:style>
    <style:style style:name="T164" style:family="text">
      <style:text-properties fo:font-size="12pt" fo:language="en" fo:country="US" officeooo:rsid="00042cf1" style:font-size-asian="12pt" style:font-size-complex="12pt"/>
    </style:style>
    <style:style style:name="T165" style:family="text">
      <style:text-properties fo:font-size="12pt" fo:language="en" fo:country="US" officeooo:rsid="005ec1c8" style:font-size-asian="12pt" style:font-size-complex="12pt"/>
    </style:style>
    <style:style style:name="T166" style:family="text">
      <style:text-properties fo:font-size="12pt" fo:language="en" fo:country="US" officeooo:rsid="005fc28c" style:font-size-asian="12pt" style:font-size-complex="12pt"/>
    </style:style>
    <style:style style:name="T167" style:family="text">
      <style:text-properties fo:font-size="12pt" fo:language="en" fo:country="US" officeooo:rsid="00944ddc" style:font-size-asian="12pt" style:font-size-complex="12pt"/>
    </style:style>
    <style:style style:name="T168" style:family="text">
      <style:text-properties fo:font-size="12pt" fo:language="en" fo:country="US" officeooo:rsid="00eb9d41" style:font-size-asian="12pt" style:font-size-complex="12pt"/>
    </style:style>
    <style:style style:name="T169" style:family="text">
      <style:text-properties fo:font-size="12pt" fo:language="en" fo:country="US" officeooo:rsid="01709361" style:font-size-asian="12pt" style:font-size-complex="12pt"/>
    </style:style>
    <style:style style:name="T170" style:family="text">
      <style:text-properties fo:font-size="12pt" fo:language="en" fo:country="US" officeooo:rsid="017e8f62" style:font-size-asian="12pt" style:font-size-complex="12pt"/>
    </style:style>
    <style:style style:name="T171" style:family="text">
      <style:text-properties fo:font-size="12pt" fo:language="en" fo:country="US" officeooo:rsid="0186c949" style:font-size-asian="12pt" style:font-size-complex="12pt"/>
    </style:style>
    <style:style style:name="T172" style:family="text">
      <style:text-properties fo:font-size="12pt" fo:language="en" fo:country="US" officeooo:rsid="002fbb12" style:font-size-asian="12pt" style:font-size-complex="12pt"/>
    </style:style>
    <style:style style:name="T173" style:family="text">
      <style:text-properties fo:font-size="12pt" fo:language="en" fo:country="US" officeooo:rsid="006329b4" style:font-size-asian="12pt" style:font-size-complex="12pt"/>
    </style:style>
    <style:style style:name="T174" style:family="text">
      <style:text-properties fo:font-size="12pt" fo:language="en" fo:country="US" officeooo:rsid="0212f843" style:font-size-asian="12pt" style:font-size-complex="12pt"/>
    </style:style>
    <style:style style:name="T175" style:family="text">
      <style:text-properties fo:font-size="12pt" fo:language="en" fo:country="US" officeooo:rsid="025ccc5f" style:font-size-asian="12pt" style:font-size-complex="12pt"/>
    </style:style>
    <style:style style:name="T176" style:family="text">
      <style:text-properties fo:font-size="12pt" fo:language="en" fo:country="US" officeooo:rsid="0277b170" style:font-size-asian="12pt" style:font-size-complex="12pt"/>
    </style:style>
    <style:style style:name="T177" style:family="text">
      <style:text-properties fo:font-size="12pt" fo:language="en" fo:country="US" officeooo:rsid="02d21a89" style:font-size-asian="12pt" style:font-size-complex="12pt"/>
    </style:style>
    <style:style style:name="T178" style:family="text">
      <style:text-properties fo:font-size="12pt" fo:language="en" fo:country="US" officeooo:rsid="02d38a8e" style:font-size-asian="12pt" style:font-size-complex="12pt"/>
    </style:style>
    <style:style style:name="T179" style:family="text">
      <style:text-properties fo:font-size="12pt" fo:language="en" fo:country="US" officeooo:rsid="02d44af8" style:font-size-asian="12pt" style:font-size-complex="12pt"/>
    </style:style>
    <style:style style:name="T180" style:family="text">
      <style:text-properties fo:font-size="12pt" fo:language="en" fo:country="US" officeooo:rsid="02d57d79" style:font-size-asian="12pt" style:font-size-complex="12pt"/>
    </style:style>
    <style:style style:name="T181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82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84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85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86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87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88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89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90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91" style:family="text">
      <style:text-properties fo:font-size="12pt" fo:language="en" fo:country="US" officeooo:rsid="01f739cf" style:font-size-complex="12pt"/>
    </style:style>
    <style:style style:name="T192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93" style:family="text">
      <style:text-properties fo:font-size="12pt" fo:font-weight="bold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279002f" style:font-size-asian="12pt" style:font-weight-asian="bold" style:font-size-complex="12pt" style:font-weight-complex="bold"/>
    </style:style>
    <style:style style:name="T209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fo:font-size="12pt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font-size="12pt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font-size="12pt" fo:background-color="transparent" loext:char-shading-value="0" style:font-size-asian="12pt" style:font-size-complex="12pt"/>
    </style:style>
    <style:style style:name="T224" style:family="text">
      <style:text-properties fo:font-size="12pt" officeooo:rsid="006af99d" fo:background-color="transparent" loext:char-shading-value="0" style:font-size-asian="12pt" style:font-size-complex="12pt"/>
    </style:style>
    <style:style style:name="T225" style:family="text">
      <style:text-properties fo:font-size="12pt" officeooo:rsid="00719929" fo:background-color="transparent" loext:char-shading-value="0" style:font-size-asian="12pt" style:font-size-complex="12pt"/>
    </style:style>
    <style:style style:name="T226" style:family="text">
      <style:text-properties fo:font-size="12pt" officeooo:rsid="00743973" fo:background-color="transparent" loext:char-shading-value="0" style:font-size-asian="12pt" style:font-size-complex="12pt"/>
    </style:style>
    <style:style style:name="T227" style:family="text">
      <style:text-properties fo:font-size="12pt" officeooo:rsid="00726e87" fo:background-color="transparent" loext:char-shading-value="0" style:font-size-asian="12pt" style:font-size-complex="12pt"/>
    </style:style>
    <style:style style:name="T228" style:family="text">
      <style:text-properties fo:font-size="12pt" officeooo:rsid="007a2a40" fo:background-color="transparent" loext:char-shading-value="0" style:font-size-asian="12pt" style:font-size-complex="12pt"/>
    </style:style>
    <style:style style:name="T229" style:family="text">
      <style:text-properties fo:font-size="12pt" officeooo:rsid="00692a5b" fo:background-color="transparent" loext:char-shading-value="0" style:font-size-asian="12pt" style:font-size-complex="12pt"/>
    </style:style>
    <style:style style:name="T230" style:family="text">
      <style:text-properties fo:font-size="12pt" officeooo:rsid="01dc0478" fo:background-color="transparent" loext:char-shading-value="0" style:font-size-asian="12pt" style:font-size-complex="12pt"/>
    </style:style>
    <style:style style:name="T231" style:family="text">
      <style:text-properties fo:font-size="12pt" officeooo:rsid="022633e1" fo:background-color="transparent" loext:char-shading-value="0" style:font-size-asian="12pt" style:font-size-complex="12pt"/>
    </style:style>
    <style:style style:name="T232" style:family="text">
      <style:text-properties fo:font-size="12pt" officeooo:rsid="02493f6b" fo:background-color="transparent" loext:char-shading-value="0" style:font-size-asian="12pt" style:font-size-complex="12pt"/>
    </style:style>
    <style:style style:name="T233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34" style:family="text">
      <style:text-properties fo:font-size="12pt" fo:font-style="italic" style:font-style-asian="italic" style:font-size-complex="12pt" style:font-style-complex="italic"/>
    </style:style>
    <style:style style:name="T235" style:family="text">
      <style:text-properties fo:font-size="12pt" fo:font-style="italic" officeooo:rsid="01f15f2e" style:font-style-asian="italic" style:font-size-complex="12pt" style:font-style-complex="italic"/>
    </style:style>
    <style:style style:name="T236" style:family="text">
      <style:text-properties fo:font-size="12pt" fo:font-style="italic" officeooo:rsid="02ca0e46" style:font-style-asian="italic" style:font-size-complex="12pt" style:font-style-complex="italic"/>
    </style:style>
    <style:style style:name="T237" style:family="text">
      <style:text-properties fo:font-size="12pt" fo:font-style="italic" officeooo:rsid="02ca20d5" style:font-style-asian="italic" style:font-size-complex="12pt" style:font-style-complex="italic"/>
    </style:style>
    <style:style style:name="T238" style:family="text">
      <style:text-properties fo:font-size="12pt" fo:background-color="#e6e6ff" loext:char-shading-value="0" style:font-size-asian="12pt" style:font-size-complex="12pt"/>
    </style:style>
    <style:style style:name="T239" style:family="text">
      <style:text-properties fo:font-size="12pt" officeooo:rsid="027571e4" fo:background-color="#e6e6ff" loext:char-shading-value="0" style:font-size-asian="12pt" style:font-size-complex="12pt"/>
    </style:style>
    <style:style style:name="T240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46" style:family="text">
      <style:text-properties fo:font-size="12pt" style:font-size-complex="12pt"/>
    </style:style>
    <style:style style:name="T247" style:family="text">
      <style:text-properties fo:font-size="12pt" officeooo:rsid="01da65fb" style:font-size-complex="12pt"/>
    </style:style>
    <style:style style:name="T248" style:family="text">
      <style:text-properties fo:font-size="12pt" officeooo:rsid="01e8ceba" style:font-size-complex="12pt"/>
    </style:style>
    <style:style style:name="T249" style:family="text">
      <style:text-properties fo:font-size="12pt" officeooo:rsid="01eaae99" style:font-size-complex="12pt"/>
    </style:style>
    <style:style style:name="T250" style:family="text">
      <style:text-properties fo:font-size="12pt" officeooo:rsid="01ee886c" style:font-size-complex="12pt"/>
    </style:style>
    <style:style style:name="T251" style:family="text">
      <style:text-properties fo:font-size="12pt" officeooo:rsid="01f15f2e" style:font-size-complex="12pt"/>
    </style:style>
    <style:style style:name="T252" style:family="text">
      <style:text-properties fo:font-size="12pt" officeooo:rsid="01f5e9c7" style:font-size-complex="12pt"/>
    </style:style>
    <style:style style:name="T253" style:family="text">
      <style:text-properties fo:font-size="12pt" officeooo:rsid="01f739cf" style:font-size-complex="12pt"/>
    </style:style>
    <style:style style:name="T254" style:family="text">
      <style:text-properties fo:font-size="12pt" officeooo:rsid="0203347e" style:font-size-complex="12pt"/>
    </style:style>
    <style:style style:name="T255" style:family="text">
      <style:text-properties fo:font-size="12pt" officeooo:rsid="0205fafe" style:font-size-complex="12pt"/>
    </style:style>
    <style:style style:name="T256" style:family="text">
      <style:text-properties fo:font-size="12pt" officeooo:rsid="02a359a1" style:font-size-complex="12pt"/>
    </style:style>
    <style:style style:name="T257" style:family="text">
      <style:text-properties fo:font-size="12pt" officeooo:rsid="02a5e10d" style:font-size-complex="12pt"/>
    </style:style>
    <style:style style:name="T258" style:family="text">
      <style:text-properties fo:font-size="12pt" officeooo:rsid="02a6bfce" style:font-size-complex="12pt"/>
    </style:style>
    <style:style style:name="T259" style:family="text">
      <style:text-properties fo:font-size="12pt" officeooo:rsid="02a7b100" style:font-size-complex="12pt"/>
    </style:style>
    <style:style style:name="T260" style:family="text">
      <style:text-properties fo:font-size="12pt" officeooo:rsid="02a99868" style:font-size-complex="12pt"/>
    </style:style>
    <style:style style:name="T261" style:family="text">
      <style:text-properties fo:font-size="12pt" officeooo:rsid="02abc6e6" style:font-size-complex="12pt"/>
    </style:style>
    <style:style style:name="T262" style:family="text">
      <style:text-properties fo:font-size="12pt" officeooo:rsid="02adac6f" style:font-size-complex="12pt"/>
    </style:style>
    <style:style style:name="T263" style:family="text">
      <style:text-properties fo:font-size="12pt" officeooo:rsid="02afa1a7" style:font-size-complex="12pt"/>
    </style:style>
    <style:style style:name="T264" style:family="text">
      <style:text-properties fo:font-size="12pt" officeooo:rsid="02afa9fa" style:font-size-complex="12pt"/>
    </style:style>
    <style:style style:name="T265" style:family="text">
      <style:text-properties fo:font-size="12pt" officeooo:rsid="02afdab8" style:font-size-complex="12pt"/>
    </style:style>
    <style:style style:name="T266" style:family="text">
      <style:text-properties fo:font-size="12pt" officeooo:rsid="02b0ba74" style:font-size-complex="12pt"/>
    </style:style>
    <style:style style:name="T267" style:family="text">
      <style:text-properties fo:font-size="12pt" officeooo:rsid="02b2a123" style:font-size-complex="12pt"/>
    </style:style>
    <style:style style:name="T268" style:family="text">
      <style:text-properties fo:font-size="12pt" officeooo:rsid="02b546e0" style:font-size-complex="12pt"/>
    </style:style>
    <style:style style:name="T269" style:family="text">
      <style:text-properties fo:font-size="12pt" officeooo:rsid="02b81aea" style:font-size-complex="12pt"/>
    </style:style>
    <style:style style:name="T270" style:family="text">
      <style:text-properties fo:font-size="12pt" officeooo:rsid="02b98a17" style:font-size-complex="12pt"/>
    </style:style>
    <style:style style:name="T271" style:family="text">
      <style:text-properties fo:font-size="12pt" officeooo:rsid="02ba0c10" style:font-size-complex="12pt"/>
    </style:style>
    <style:style style:name="T272" style:family="text">
      <style:text-properties fo:font-size="12pt" officeooo:rsid="02bbb486" style:font-size-complex="12pt"/>
    </style:style>
    <style:style style:name="T273" style:family="text">
      <style:text-properties fo:font-size="12pt" officeooo:rsid="02bd89e0" style:font-size-complex="12pt"/>
    </style:style>
    <style:style style:name="T274" style:family="text">
      <style:text-properties fo:font-size="12pt" officeooo:rsid="02bed245" style:font-size-complex="12pt"/>
    </style:style>
    <style:style style:name="T275" style:family="text">
      <style:text-properties fo:font-size="12pt" officeooo:rsid="02bf9266" style:font-size-complex="12pt"/>
    </style:style>
    <style:style style:name="T276" style:family="text">
      <style:text-properties fo:font-size="12pt" officeooo:rsid="02c520be" style:font-size-complex="12pt"/>
    </style:style>
    <style:style style:name="T277" style:family="text">
      <style:text-properties fo:font-size="12pt" officeooo:rsid="02c54393" style:font-size-complex="12pt"/>
    </style:style>
    <style:style style:name="T278" style:family="text">
      <style:text-properties fo:font-size="12pt" officeooo:rsid="02c74b12" style:font-size-complex="12pt"/>
    </style:style>
    <style:style style:name="T279" style:family="text">
      <style:text-properties officeooo:rsid="0148ff9d"/>
    </style:style>
    <style:style style:name="T280" style:family="text">
      <style:text-properties officeooo:rsid="019d2bc8"/>
    </style:style>
    <style:style style:name="T281" style:family="text">
      <style:text-properties officeooo:rsid="019d84ad"/>
    </style:style>
    <style:style style:name="T282" style:family="text">
      <style:text-properties officeooo:rsid="019df128"/>
    </style:style>
    <style:style style:name="T283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84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85" style:family="text">
      <style:text-properties fo:background-color="transparent" loext:char-shading-value="0"/>
    </style:style>
    <style:style style:name="T286" style:family="text">
      <style:text-properties officeooo:rsid="017a0437" fo:background-color="transparent" loext:char-shading-value="0"/>
    </style:style>
    <style:style style:name="T287" style:family="text">
      <style:text-properties officeooo:rsid="017d745b" fo:background-color="transparent" loext:char-shading-value="0"/>
    </style:style>
    <style:style style:name="T288" style:family="text">
      <style:text-properties officeooo:rsid="022c0c5e" fo:background-color="transparent" loext:char-shading-value="0"/>
    </style:style>
    <style:style style:name="T289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90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91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92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93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94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95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96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97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98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99" style:family="text">
      <style:text-properties fo:color="#000000" fo:font-size="12pt" officeooo:rsid="029a9c93" fo:background-color="#99ffcc" loext:char-shading-value="0" style:font-size-asian="12pt" style:font-size-complex="12pt"/>
    </style:style>
    <style:style style:name="T300" style:family="text">
      <style:text-properties fo:color="#000000" fo:font-size="12pt" officeooo:rsid="02a5571b" fo:background-color="#99ffcc" loext:char-shading-value="0" style:font-size-asian="12pt" style:font-size-complex="12pt"/>
    </style:style>
    <style:style style:name="T301" style:family="text">
      <style:text-properties officeooo:rsid="01f15f2e"/>
    </style:style>
    <style:style style:name="T302" style:family="text">
      <style:text-properties officeooo:rsid="021f2a99"/>
    </style:style>
    <style:style style:name="T303" style:family="text">
      <style:text-properties officeooo:rsid="02226c11"/>
    </style:style>
    <style:style style:name="T304" style:family="text">
      <style:text-properties officeooo:rsid="02236487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officeooo:rsid="02275c1b" style:font-style-asian="italic" style:font-style-complex="italic"/>
    </style:style>
    <style:style style:name="T307" style:family="text">
      <style:text-properties fo:font-style="italic" officeooo:rsid="0032a574" style:font-style-asian="italic" style:font-style-complex="italic"/>
    </style:style>
    <style:style style:name="T30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09" style:family="text">
      <style:text-properties officeooo:rsid="022a9f8f"/>
    </style:style>
    <style:style style:name="T310" style:family="text">
      <style:text-properties officeooo:rsid="022af5d7"/>
    </style:style>
    <style:style style:name="T311" style:family="text">
      <style:text-properties officeooo:rsid="022b750d"/>
    </style:style>
    <style:style style:name="T312" style:family="text">
      <style:text-properties officeooo:rsid="022c0c5e"/>
    </style:style>
    <style:style style:name="T313" style:family="text">
      <style:text-properties officeooo:rsid="022d0785"/>
    </style:style>
    <style:style style:name="T314" style:family="text">
      <style:text-properties officeooo:rsid="022d2026"/>
    </style:style>
    <style:style style:name="T315" style:family="text">
      <style:text-properties officeooo:rsid="02326e51"/>
    </style:style>
    <style:style style:name="T316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317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318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319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0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1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322" style:family="text">
      <style:text-properties officeooo:rsid="0247f56c"/>
    </style:style>
    <style:style style:name="T323" style:family="text">
      <style:text-properties officeooo:rsid="0252841a"/>
    </style:style>
    <style:style style:name="T324" style:family="text">
      <style:text-properties officeooo:rsid="0258ffb1"/>
    </style:style>
    <style:style style:name="T325" style:family="text">
      <style:text-properties officeooo:rsid="002eac18"/>
    </style:style>
    <style:style style:name="T326" style:family="text">
      <style:text-properties officeooo:rsid="001b765e"/>
    </style:style>
    <style:style style:name="T327" style:family="text">
      <style:text-properties fo:font-style="normal" style:font-style-asian="normal" style:font-style-complex="normal"/>
    </style:style>
    <style:style style:name="T328" style:family="text">
      <style:text-properties fo:font-style="normal" officeooo:rsid="0032a574" style:font-style-asian="normal" style:font-style-complex="normal"/>
    </style:style>
    <style:style style:name="T329" style:family="text">
      <style:text-properties fo:font-style="normal" officeooo:rsid="02d0ae1c" style:font-style-asian="normal" style:font-style-complex="normal"/>
    </style:style>
    <style:style style:name="T330" style:family="text">
      <style:text-properties fo:font-style="normal" officeooo:rsid="02d8b7ac" style:font-style-asian="normal" style:font-style-complex="normal"/>
    </style:style>
    <style:style style:name="T331" style:family="text">
      <style:text-properties officeooo:rsid="01273d1c"/>
    </style:style>
    <style:style style:name="T332" style:family="text">
      <style:text-properties officeooo:rsid="026a27e7"/>
    </style:style>
    <style:style style:name="T333" style:family="text">
      <style:text-properties officeooo:rsid="026b7e84"/>
    </style:style>
    <style:style style:name="T334" style:family="text">
      <style:text-properties officeooo:rsid="02737ffa"/>
    </style:style>
    <style:style style:name="T335" style:family="text">
      <style:text-properties officeooo:rsid="02774fb2"/>
    </style:style>
    <style:style style:name="T336" style:family="text">
      <style:text-properties style:text-underline-style="solid" style:text-underline-width="auto" style:text-underline-color="font-color"/>
    </style:style>
    <style:style style:name="T337" style:family="text">
      <style:text-properties style:text-underline-style="none"/>
    </style:style>
    <style:style style:name="T338" style:family="text">
      <style:text-properties officeooo:rsid="02b7cfa1"/>
    </style:style>
    <style:style style:name="T339" style:family="text">
      <style:text-properties officeooo:rsid="02cd4eee"/>
    </style:style>
    <style:style style:name="T340" style:family="text">
      <style:text-properties fo:color="#800000" fo:font-size="12pt" fo:language="en" fo:country="US" style:font-size-asian="12pt" style:font-size-complex="12pt"/>
    </style:style>
    <style:style style:name="T341" style:family="text">
      <style:text-properties fo:color="#800000" fo:font-size="12pt" fo:language="en" fo:country="US" officeooo:rsid="023b9ba6" style:font-size-asian="12pt" style:font-size-complex="12pt"/>
    </style:style>
    <style:style style:name="T342" style:family="text">
      <style:text-properties officeooo:rsid="031bf9ef"/>
    </style:style>
    <style:style style:name="T343" style:family="text">
      <style:text-properties officeooo:rsid="0373bba5"/>
    </style:style>
    <style:style style:name="T344" style:family="text">
      <style:text-properties officeooo:rsid="03e1b5e7"/>
    </style:style>
    <style:style style:name="T345" style:family="text">
      <style:text-properties officeooo:rsid="02de36d5"/>
    </style:style>
    <style:style style:name="T346" style:family="text">
      <style:text-properties officeooo:rsid="02e8b7d7"/>
    </style:style>
    <style:style style:name="T347" style:family="text">
      <style:text-properties officeooo:rsid="03e2dabc"/>
    </style:style>
    <style:style style:name="T348" style:family="text">
      <style:text-properties officeooo:rsid="032c87fd"/>
    </style:style>
    <style:style style:name="T349" style:family="text">
      <style:text-properties officeooo:rsid="03383b40"/>
    </style:style>
    <style:style style:name="T350" style:family="text">
      <style:text-properties officeooo:rsid="033c4988"/>
    </style:style>
    <style:style style:name="T351" style:family="text">
      <style:text-properties officeooo:rsid="0359bc1e"/>
    </style:style>
    <style:style style:name="T352" style:family="text">
      <style:text-properties officeooo:rsid="03923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8"><text:span text:style-name="T5">The </text:span><text:span text:style-name="T4">SMBX</text:span><text:span text:style-name="T29">1...</text:span><text:span text:style-name="T23">64</text:span><text:span text:style-name="T4"> *.LVL</text:span><text:span text:style-name="T1"> </text:span><text:span text:style-name="T5">file</text:span><text:span text:style-name="T2"> </text:span><text:span text:style-name="T28">specification</text:span></text:p>
      <text:p text:style-name="P170"><text:span text:style-name="T28">Reverse-engined</text:span><text:span text:style-name="T24"> by</text:span><text:span text:style-name="T2"> Wohlstand </text:span><text:span text:style-name="T1">02/12/2014<text:line-break/></text:span><text:span text:style-name="T8">(</text:span><text:span text:style-name="T16">100</text:span><text:span text:style-name="T8">% done)</text:span></text:p>
      <text:p text:style-name="P171"><text:span text:style-name="T177">Level file is a </text:span><text:span text:style-name="T174">TEXT file</text:span><text:span text:style-name="T173">. </text:span><text:span text:style-name="T178">All parameters are written sequentially with separating by </text:span><text:span text:style-name="T179">CRLF </text:span><text:span text:style-name="T178">new-line character </text:span><text:span text:style-name="T180">(This file format requires CRLF line feed only and LF-only file will cause crash of SMBX)</text:span><text:span text:style-name="T178">.</text:span></text:p>
      <text:p text:style-name="P1"/>
      <text:p text:style-name="P72"><text:span text:style-name="Descr_5f_ttl2">Introduction</text:span></text:p>
      <text:p text:style-name="P27"><text:span text:style-name="T60">Standard</text:span><text:span text:style-name="T48"> parameters</text:span><text:span text:style-name="T35">:</text:span></text:p>
      <text:p text:style-name="P32"><text:span text:style-name="T325">Standard</text:span> size of one block<text:tab/>3<text:span text:style-name="T62">2</text:span>x3<text:span text:style-name="T62">2 pixels</text:span></text:p>
      <text:p text:style-name="P50"><text:span text:style-name="T26">Possible o</text:span>n screen <text:span text:style-name="T26">display </text:span>height<text:tab/>19 blocks</text:p>
      <text:p text:style-name="P51"><text:span text:style-name="T25">Possible on screen display width</text:span><text:span text:style-name="T3"><text:tab/></text:span><text:span text:style-name="T326">25 blocks</text:span></text:p>
      <text:p text:style-name="P51"><text:span text:style-name="T10">H</text:span><text:span text:style-name="T44">eight of screen<text:tab/></text:span><text:span text:style-name="T11">60</text:span><text:span text:style-name="T27">0</text:span><text:span text:style-name="T11"> pixels </text:span><text:span text:style-name="T13">(</text:span><text:span text:style-name="T64">19 </text:span><text:span text:style-name="T27">blocks without 8 pixels</text:span><text:span text:style-name="T13">)</text:span></text:p>
      <text:p text:style-name="P52"><text:span text:style-name="T10">W</text:span><text:span text:style-name="T44">idth of screen<text:tab/></text:span><text:span text:style-name="T9">8</text:span><text:span text:style-name="T44">00 </text:span><text:span text:style-name="T12">pixels </text:span><text:span text:style-name="T13">(</text:span><text:span text:style-name="T27">25</text:span><text:span text:style-name="T64"> </text:span><text:span text:style-name="T27">blocks</text:span><text:span text:style-name="T13">)</text:span></text:p>
      <text:p text:style-name="P53"><text:span text:style-name="T1">Max level space size:<text:tab/></text:span><text:span text:style-name="T14">419998</text:span><text:span text:style-name="T65">×419998 </text:span><text:span text:style-name="T1">pixels </text:span><text:span text:style-name="T15">(but </text:span><text:span text:style-name="T25">it </text:span><text:span text:style-name="T15">is allowed to come out of limits)</text:span></text:p>
      <text:p text:style-name="P71"/>
      <text:p text:style-name="P55"><text:span text:style-name="T15">L</text:span><text:span text:style-name="T1">imits of objects on one level map:</text:span></text:p>
      <text:p text:style-name="P31">Blocks:<text:tab/>20000</text:p>
      <text:p text:style-name="P31">NPCs:<text:tab/>5000</text:p>
      <text:p text:style-name="P31">Background objects:<text:tab/>8000</text:p>
      <text:p text:style-name="P31">Doors:<text:tab/>200</text:p>
      <text:p text:style-name="P68"/>
      <text:p text:style-name="P29"><text:span text:style-name="Descr_5f_ttl2">Level coordinate space</text:span></text:p>
      <text:p text:style-name="P70"><text:span text:style-name="T1">All elements of a level: blocks, Background Objects </text:span><text:span text:style-name="T32">(BGOs)</text:span><text:span text:style-name="T1">, NPC's, warp points, liquid zones, playable characters </text:span><text:span text:style-name="T31">start points</text:span><text:span text:style-name="T1">, are in united space which dividing to 21 section (for file formats older 8 are 6 sections). </text:span><text:span text:style-name="T30">Coordinate system </text:span><text:span text:style-name="T33">has a</text:span><text:span text:style-name="T30"> pixels units.</text:span></text:p>
      <text:p text:style-name="P30">X axis is directed from left to right.</text:p>
      <text:p text:style-name="P30">Y axis is directed from up to down.</text:p>
      <text:p text:style-name="P30">Minimal and maximal values of X and Y are equal to “Double” C/C++ type.</text:p>
      <text:p text:style-name="P54"/>
      <text:p text:style-name="P180"><text:span text:style-name="T330">Each s</text:span><text:span text:style-name="T327">ection </text:span><text:span text:style-name="T329">is declared </text:span><text:span text:style-name="T328">by the position of each side of the section.<text:line-break/>height and width </text:span><text:span text:style-name="T329">can be </text:span><text:span text:style-name="T328">calculated with a formula:</text:span><text:span text:style-name="T307"><text:line-break/>W = |L-R| <text:s text:c="7"/>H = |T-B|</text:span></text:p>
      <text:p text:style-name="P179"><draw:frame draw:style-name="fr1" draw:name="Изображение2" text:anchor-type="paragraph" svg:x="0.272cm" svg:y="0.037cm" svg:width="8.454cm" svg:height="7.13cm" draw:z-index="0"><draw:image xlink:href="Pictures/2000000900002536000021CD187B9325AA6B8001.svm" xlink:type="simple" xlink:show="embed" xlink:actuate="onLoad"/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38"><text:span text:style-name="T325">The c</text:span><text:span text:style-name="T43">oordinates of </text:span><text:span text:style-name="T325">an object's placement is set </text:span><text:span text:style-name="T43">concerning its upper left corner</text:span><text:span text:style-name="T42">:</text:span></text:p>
      <text:p text:style-name="P33"><text:span text:style-name="T36">In this example,</text:span><text:span text:style-name="T42"> </text:span><text:span text:style-name="T41">the </text:span><text:span text:style-name="T42">mushroom</text:span><text:span text:style-name="T41">'s </text:span><text:span text:style-name="T42">coordinates on </text:span><text:span text:style-name="T41">the </text:span><text:span text:style-name="T42">current section is: </text:span><text:span text:style-name="T37">X</text:span><text:span text:style-name="T42">=2150; <text:s/></text:span><text:span text:style-name="T37">Y</text:span><text:span text:style-name="T42">=2600<text:line-break/></text:span><text:span text:style-name="T36">and the block coordinates are: </text:span><text:span text:style-name="T37">X</text:span><text:span text:style-name="T36">=2150; <text:s/>Y=2632</text:span></text:p>
      <text:p text:style-name="P36"><text:soft-page-break/><text:span text:style-name="T331">Remember!</text:span><text:span text:style-name="T67"><text:line-break/>As the </text:span><text:span text:style-name="T68">Y</text:span><text:span text:style-name="T67"> axis is turned to move </text:span><text:span text:style-name="T69">an</text:span><text:span text:style-name="T67"> object down, it is necessary to add to </text:span><text:span text:style-name="T69">the </text:span><text:span text:style-name="T67">Y offset and to move up, it is necessary to subtract.</text:span></text:p>
      <text:p text:style-name="P35"><draw:frame draw:style-name="fr2" draw:name="Графический объект1" text:anchor-type="paragraph" svg:x="0.325cm" svg:y="0.669cm" svg:width="6.031cm" svg:height="5.56cm" draw:z-index="1"><draw:image xlink:href="Pictures/20000009000017C60000159B202827B6FF60AF44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2"><draw:image xlink:href="Pictures/20000009000016D8000014FC6EA6D595F02DF1D0.svm" xlink:type="simple" xlink:show="embed" xlink:actuate="onLoad"/></draw:frame><text:line-break/></text:p>
      <text:p text:style-name="P165"><text:span text:style-name="Descr_5f_ttl2"><text:span text:style-name="T279">File Format Specification</text:span></text:span></text:p>
      <text:p text:style-name="P85">Structure</text:p>
      <text:list xml:id="list6691661705136426477" text:style-name="L1">
        <text:list-item>
          <text:p text:style-name="P227">[header]</text:p>
        </text:list-item>
        <text:list-item>
          <text:p text:style-name="P227">[section<text:span text:style-name="T281">s </text:span>settings]</text:p>
        </text:list-item>
        <text:list-item>
          <text:p text:style-name="P227">[player's start points]</text:p>
        </text:list-item>
        <text:list-item>
          <text:p text:style-name="P228">[blocks on level]</text:p>
        </text:list-item>
        <text:list-item>
          <text:p text:style-name="P228">“<text:span text:style-name="T282">next”</text:span></text:p>
        </text:list-item>
        <text:list-item>
          <text:p text:style-name="P230">[background tiles]</text:p>
        </text:list-item>
        <text:list-item>
          <text:p text:style-name="P229">“<text:span text:style-name="T282">next”</text:span></text:p>
        </text:list-item>
        <text:list-item>
          <text:p text:style-name="P231">[NPS's options]</text:p>
        </text:list-item>
        <text:list-item>
          <text:p text:style-name="P229">“<text:span text:style-name="T282">next”</text:span></text:p>
        </text:list-item>
        <text:list-item>
          <text:p text:style-name="P231">[Warps/Doors options]</text:p>
        </text:list-item>
        <text:list-item>
          <text:p text:style-name="P229">“<text:span text:style-name="T282">next”</text:span></text:p>
        </text:list-item>
        <text:list-item>
          <text:p text:style-name="P231">[Water/<text:span text:style-name="T280">Q</text:span><text:span text:style-name="T34">uicksand</text:span>]</text:p>
        </text:list-item>
        <text:list-item>
          <text:p text:style-name="P229">“<text:span text:style-name="T282">next”</text:span></text:p>
        </text:list-item>
        <text:list-item>
          <text:p text:style-name="P231">[Layers]</text:p>
        </text:list-item>
        <text:list-item>
          <text:p text:style-name="P229">“<text:span text:style-name="T282">next”</text:span></text:p>
        </text:list-item>
        <text:list-item>
          <text:p text:style-name="P231">[Events]</text:p>
        </text:list-item>
      </text:list>
      <text:p text:style-name="P184"/>
      <text:p text:style-name="P184"/>
      <text:p text:style-name="P34"/>
      <text:p text:style-name="P37">The reference designations:</text:p>
      <text:list xml:id="list5407631391875137391" text:style-name="L2">
        <text:list-item>
          <text:p text:style-name="P233"><text:span text:style-name="T324">standard</text:span> parameter</text:p>
        </text:list-item>
        <text:list-item>
          <text:p text:style-name="P237">Comment title</text:p>
        </text:list-item>
        <text:list-item>
          <text:p text:style-name="P238"><text:span text:style-name="Descr"><text:span text:style-name="T70">Comment description</text:span></text:span></text:p>
        </text:list-item>
        <text:list-item>
          <text:p text:style-name="P238"><text:span text:style-name="Descr"><text:span text:style-name="T45">loop</text:span></text:span></text:p>
        </text:list-item>
        <text:list-item>
          <text:p text:style-name="P238"><text:span text:style-name="Descr"><text:span text:style-name="T46">variable</text:span></text:span></text:p>
        </text:list-item>
        <text:list-item>
          <text:p text:style-name="P239"><text:span text:style-name="Descr_5f_special"><text:span text:style-name="T238">Special option, us</text:span></text:span><text:span text:style-name="Descr_5f_special"><text:span text:style-name="T239">ed </text:span></text:span><text:span text:style-name="Descr_5f_special"><text:span text:style-name="T238">only under special conditions, differently is absent</text:span></text:span></text:p>
        </text:list-item>
        <text:list-item>
          <text:p text:style-name="P234">The option isn't known yet</text:p>
        </text:list-item>
        <text:list-item>
          <text:p text:style-name="P235">File format version limit</text:p>
        </text:list-item>
        <text:list-item>
          <text:p text:style-name="P236"><text:span text:style-name="Descr_5f_dtype">Data type</text:span></text:p>
        </text:list-item>
      </text:list>
      <text:p text:style-name="P106"><text:span text:style-name="Descr_5f_special"><text:span text:style-name="T70"/></text:span></text:p>
      <text:p text:style-name="P107"><text:span text:style-name="Descr_5f_special"><text:span text:style-name="T292">File format version:</text:span></text:span></text:p>
      <text:p text:style-name="P108"><text:span text:style-name="Descr_5f_special"><text:span text:style-name="T128">The version number of the file format defines data present or absent in the file.</text:span></text:span></text:p>
      <text:p text:style-name="P106"><text:span text:style-name="Descr_5f_special"><text:span text:style-name="T70"/></text:span></text:p>
      <text:p text:style-name="P172"/>
      <text:p text:style-name="P166">--<text:span text:style-name="T63">File begin</text:span>--</text:p>
      <text:p text:style-name="P126">First 3th lines <text:span text:style-name="T61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6">Parameter</text:p>
          </table:table-cell>
          <table:table-cell table:style-name="Таблица1.B1" office:value-type="string">
            <text:p text:style-name="P86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56"><text:span text:style-name="Descr_5f_dtype">(unsigned int)</text:span><text:span text:style-name="Descr"><text:span text:style-name="T132"> </text:span></text:span><text:span text:style-name="Descr"><text:span text:style-name="T127">File format number (l</text:span></text:span><text:span text:style-name="Descr"><text:span text:style-name="T129">a</text:span></text:span><text:span text:style-name="Descr"><text:span text:style-name="T127">st in SMBX is 64)</text:span></text:span></text:p>
          </table:table-cell>
        </table:table-row>
        <table:table-row>
          <table:table-cell table:style-name="Таблица1.A4" office:value-type="string">
            <text:p text:style-name="P177">0</text:p>
          </table:table-cell>
          <table:table-cell table:style-name="Таблица1.B4" office:value-type="string">
            <text:p text:style-name="P176"><text:span text:style-name="Descr_5f_dtype">(unsigned int)</text:span><text:span text:style-name="Descr"><text:span text:style-name="T132"> </text:span></text:span><text:span text:style-name="Descr"><text:span text:style-name="T70">number</text:span></text:span><text:span text:style-name="Descr"><text:span text:style-name="T170"> of stars on this level<text:tab/></text:span></text:span><text:span text:style-name="Descr"><text:span text:style-name="T293">(&gt;</text:span></text:span><text:span text:style-name="Descr"><text:span text:style-name="T294">= </text:span></text:span><text:span text:style-name="Descr"><text:span text:style-name="T295">1</text:span></text:span><text:span text:style-name="Descr"><text:span text:style-name="T296">7</text:span></text:span><text:span text:style-name="Descr"><text:span text:style-name="T293">)</text:span></text:span></text:p>
          </table:table-cell>
        </table:table-row>
        <table:table-row>
          <table:table-cell table:style-name="Таблица1.A4" office:value-type="string">
            <text:p text:style-name="P175"><text:span text:style-name="T162">"</text:span><text:span text:style-name="T163">Level name</text:span><text:span text:style-name="T162">"</text:span></text:p>
          </table:table-cell>
          <table:table-cell table:style-name="Таблица1.B4" office:value-type="string">
            <text:p text:style-name="P176"><text:span text:style-name="Descr_5f_dtype">(string)</text:span><text:span text:style-name="Descr"><text:span text:style-name="T132"> </text:span></text:span><text:span text:style-name="Descr"><text:span text:style-name="T70">Level </text:span></text:span><text:span text:style-name="Descr"><text:span text:style-name="T71">title<text:tab/></text:span></text:span><text:span text:style-name="Descr_5f_FileFormatLimit"><text:span text:style-name="T246">(&gt;=6</text:span></text:span><text:span text:style-name="Descr_5f_FileFormatLimit"><text:span text:style-name="T256">0</text:span></text:span><text:span text:style-name="Descr_5f_FileFormatLimit"><text:span text:style-name="T246">)</text:span></text:span></text:p>
          </table:table-cell>
        </table:table-row>
      </table:table>
      <text:p text:style-name="P127"><text:span text:style-name="Descr"><text:span text:style-name="T70"/></text:span></text:p>
      <text:p text:style-name="P140"><text:span text:style-name="Descr_5f_ttl"><text:span text:style-name="T70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8"><text:span text:style-name="Descr_5f_loop"><text:span text:style-name="T70">(loop 21 times) </text:span></text:span><text:span text:style-name="Descr_5f_loop"><text:span text:style-name="T240">(if &lt;</text:span></text:span><text:span text:style-name="Descr_5f_loop"><text:span text:style-name="T241">8</text:span></text:span><text:span text:style-name="Descr_5f_loop"><text:span text:style-name="T240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9"><text:span text:style-name="Descr_5f_dtype"><text:span text:style-name="T66">(long)</text:span></text:span><text:span text:style-name="Descr"><text:span text:style-name="T207"> </text:span></text:span><text:span text:style-name="Descr"><text:span text:style-name="T193">Left</text:span></text:span><text:span text:style-name="Descr"><text:span text:style-name="T70"> size (-</text:span></text:span><text:span text:style-name="Descr"><text:span text:style-name="T72">left/+right</text:span></text:span><text:span text:style-name="Descr"><text:span text:style-name="T70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33"><text:span text:style-name="Descr_5f_dtype"><text:span text:style-name="T66">(long)</text:span></text:span><text:span text:style-name="Descr"><text:span text:style-name="T242"> </text:span></text:span><text:span text:style-name="Descr"><text:span text:style-name="T193">Top</text:span></text:span><text:span text:style-name="Descr"><text:span text:style-name="T70"> size (-</text:span></text:span><text:span text:style-name="Descr"><text:span text:style-name="T73">down/+up</text:span></text:span><text:span text:style-name="Descr"><text:span text:style-name="T70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33"><text:span text:style-name="Descr_5f_dtype"><text:span text:style-name="T66">(long)</text:span></text:span><text:span text:style-name="Descr"><text:span text:style-name="T242"> </text:span></text:span><text:span text:style-name="Descr"><text:span text:style-name="T193">Bottom</text:span></text:span><text:span text:style-name="Descr"><text:span text:style-name="T70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33"><text:span text:style-name="Descr_5f_dtype"><text:span text:style-name="T66">(long)</text:span></text:span><text:span text:style-name="Descr"><text:span text:style-name="T242"> </text:span></text:span><text:span text:style-name="Descr"><text:span text:style-name="T193">Right</text:span></text:span><text:span text:style-name="Descr"><text:span text:style-name="T70"> size (full screen is -</text:span></text:span><text:span text:style-name="Descr"><text:span text:style-name="T74">199200</text:span></text:span><text:span text:style-name="Descr"><text:span text:style-name="T70"> </text:span></text:span><text:span text:style-name="Descr"><text:span text:style-name="T75">+</text:span></text:span><text:span text:style-name="Descr"><text:span text:style-name="T70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30"><text:span text:style-name="Descr_5f_dtype">(unsigned int)</text:span><text:span text:style-name="Descr"><text:span text:style-name="T132"> </text:span></text:span><text:span text:style-name="Descr"><text:span text:style-name="T70">Music number (</text:span></text:span><text:span text:style-name="Descr"><text:span text:style-name="T76">24</text:span></text:span><text:span text:style-name="Descr"><text:span text:style-name="T70"> is </text:span></text:span><text:span text:style-name="Descr"><text:span text:style-name="T77">enable custom music file</text:span></text:span><text:span text:style-name="Descr"><text:span text:style-name="T70">)</text:span></text:span></text:p>
          </table:table-cell>
        </table:table-row>
        <table:table-row>
          <table:table-cell table:style-name="Таблица2.A7" office:value-type="string">
            <text:p text:style-name="P42">16291944</text:p>
          </table:table-cell>
          <table:table-cell table:style-name="Таблица2.B7" office:value-type="string">
            <text:p text:style-name="P134"><text:span text:style-name="Descr_5f_dtype">(long)</text:span><text:span text:style-name="Descr"><text:span text:style-name="T190"> </text:span></text:span><text:span text:style-name="Descr"><text:span text:style-name="T188">Background color </text:span></text:span><text:span text:style-name="Descr_5f_special"><text:span text:style-name="T223">(In old versions editors)</text:span></text:span><text:span text:style-name="Descr"><text:span text:style-name="T188"><text:line-break/></text:span></text:span><text:span text:style-name="Descr"><text:span text:style-name="T189">[</text:span></text:span><text:span text:style-name="Descr"><text:span text:style-name="T188">0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0">black</text:span></text:span><text:span text:style-name="Descr"><text:span text:style-name="T188">, </text:span></text:span><text:span text:style-name="Descr"><text:span text:style-name="T189">[</text:span></text:span><text:span text:style-name="Descr"><text:span text:style-name="T188">16291944</text:span></text:span><text:span text:style-name="Descr"><text:span text:style-name="T189">]</text:span></text:span><text:span text:style-name="Descr"><text:span text:style-name="T188"> = </text:span></text:span><text:span text:style-name="Descr"><text:span text:style-name="T289">blue</text:span></text:span><text:span text:style-name="Descr"><text:span text:style-name="T188">, </text:span></text:span><text:span text:style-name="Descr"><text:span text:style-name="T189">[</text:span></text:span><text:span text:style-name="Descr"><text:span text:style-name="T188">10520656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1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31"><text:span text:style-name="Descr_5f_dtype">(bool)</text:span><text:span text:style-name="Descr"><text:span text:style-name="T132"> </text:span></text:span><text:span text:style-name="Descr"><text:span text:style-name="T70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32"><text:span text:style-name="Descr_5f_dtype">(bool)</text:span><text:span text:style-name="Descr"><text:span text:style-name="T133"> </text:span></text:span><text:span text:style-name="Descr"><text:span text:style-name="T70">enable Off </text:span></text:span><text:span text:style-name="Descr"><text:span text:style-name="T118">S</text:span></text:span><text:span text:style-name="Descr"><text:span text:style-name="T70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30"><text:span text:style-name="Descr_5f_dtype">(unsigned int)</text:span><text:span text:style-name="Descr"><text:span text:style-name="T133"> </text:span></text:span><text:span text:style-name="Descr"><text:span text:style-name="T70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57"><text:span text:style-name="Descr_5f_dtype">(bool)</text:span><text:span text:style-name="Descr"><text:span text:style-name="T134"> </text:span></text:span><text:span text:style-name="Descr"><text:span text:style-name="T70">No turn back<text:tab/></text:span></text:span><text:span text:style-name="Descr"><text:span text:style-name="T297">(&gt;=</text:span></text:span><text:span text:style-name="Descr"><text:span text:style-name="T299">1</text:span></text:span><text:span text:style-name="Descr"><text:span text:style-name="T297">)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32"><text:span text:style-name="Descr_5f_dtype">(bool)</text:span><text:span text:style-name="Descr"><text:span text:style-name="T134"> </text:span></text:span><text:span text:style-name="Descr"><text:span text:style-name="T70">Under water<text:tab/></text:span></text:span><text:span text:style-name="Descr"><text:span text:style-name="T297">(&gt;=</text:span></text:span><text:span text:style-name="Descr"><text:span text:style-name="T298">3</text:span></text:span><text:span text:style-name="Descr"><text:span text:style-name="T300">0</text:span></text:span><text:span text:style-name="Descr"><text:span text:style-name="T297">)</text:span></text:span></text:p>
          </table:table-cell>
        </table:table-row>
        <table:table-row>
          <table:table-cell table:style-name="Таблица2.A2" office:value-type="string">
            <text:p text:style-name="P132"><text:span text:style-name="T162">"</text:span><text:span text:style-name="T164">somefile.mp3</text:span><text:span text:style-name="T162">"</text:span></text:p>
          </table:table-cell>
          <table:table-cell table:style-name="Таблица2.B2" office:value-type="string">
            <text:p text:style-name="P132"><text:span text:style-name="Descr_5f_dtype">(string)</text:span><text:span text:style-name="Descr"><text:span text:style-name="T134"> </text:span></text:span><text:span text:style-name="Descr"><text:span text:style-name="T70">Cust</text:span></text:span><text:span text:style-name="Descr"><text:span text:style-name="T78">o</text:span></text:span><text:span text:style-name="Descr"><text:span text:style-name="T70">m music file<text:tab/></text:span></text:span><text:span text:style-name="Descr_5f_FileFormatLimit"><text:span text:style-name="T246">(&gt;=2</text:span></text:span><text:span text:style-name="Descr_5f_FileFormatLimit"><text:span text:style-name="T247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8"><text:span text:style-name="T284">(</text:span><text:span text:style-name="T283">End loop)</text:span></text:p>
          </table:table-cell>
          <table:covered-table-cell/>
        </table:table-row>
      </table:table>
      <text:p text:style-name="P169"><text:span text:style-name="Descr_5f_tip_5f_notes"><text:span text:style-name="T308">Note:</text:span></text:span><text:span text:style-name="Descr_5f_tip_5f_notes"><text:span text:style-name="T337"> Format 0 is an </text:span></text:span><text:span text:style-name="Descr_5f_tip_5f_notes"><text:span text:style-name="T336">intro.dat</text:span></text:span><text:span text:style-name="Descr_5f_tip_5f_notes"><text:span text:style-name="T337"> file of SMBX 1.0</text:span></text:span></text:p>
      <text:p text:style-name="P139"/>
      <text:p text:style-name="P138"><text:span text:style-name="Descr_5f_ttl"><text:span text:style-name="T70">Player start </text:span></text:span><text:span text:style-name="Descr_5f_ttl"><text:span text:style-name="T125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41"><text:span text:style-name="Descr_5f_dtype">(long)</text:span><text:span text:style-name="Descr"><text:span text:style-name="T134"> </text:span></text:span><text:span text:style-name="Descr"><text:span text:style-name="T70">First player Position x </text:span></text:span><text:span text:style-name="Descr"><text:span text:style-name="T79">(+left/-right)</text:span></text:span><text:span text:style-name="Descr"><text:span text:style-name="T70"> (0 –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41"><text:span text:style-name="Descr_5f_dtype">(long)</text:span><text:span text:style-name="Descr"><text:span text:style-name="T134"> </text:span></text:span><text:span text:style-name="Descr"><text:span text:style-name="T70">First player </text:span></text:span><text:span text:style-name="Descr"><text:span text:style-name="T117">Position</text:span></text:span><text:span text:style-name="Descr"><text:span text:style-name="T70"> y </text:span></text:span><text:span text:style-name="Descr"><text:span text:style-name="T80">(+up/-down) </text:span></text:span><text:span text:style-name="Descr"><text:span text:style-name="T70">(0 –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41"><text:span text:style-name="Descr_5f_dtype">(unsigned int)</text:span><text:span text:style-name="Descr"><text:span text:style-name="T134"> </text:span></text:span><text:span text:style-name="Descr"><text:span text:style-name="T115">Width of </text:span></text:span><text:span text:style-name="Descr"><text:span text:style-name="T169">character </text:span></text:span><text:span text:style-name="Descr"><text:span text:style-name="T70">(0 – is is first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42"><text:span text:style-name="Descr_5f_dtype">(unsigned int)</text:span><text:span text:style-name="Descr"><text:span text:style-name="T134"> </text:span></text:span><text:span text:style-name="Descr"><text:span text:style-name="T70">Height of character (0 – is is first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41"><text:span text:style-name="Descr_5f_dtype">(long)</text:span><text:span text:style-name="Descr"><text:span text:style-name="T134"> </text:span></text:span><text:span text:style-name="Descr"><text:span text:style-name="T70">Second player Position x (0 –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41"><text:span text:style-name="Descr_5f_dtype">(long)</text:span><text:span text:style-name="Descr"><text:span text:style-name="T134"> </text:span></text:span><text:span text:style-name="Descr"><text:span text:style-name="T70">Second player </text:span></text:span><text:span text:style-name="Descr"><text:span text:style-name="T117">Position</text:span></text:span><text:span text:style-name="Descr"><text:span text:style-name="T70"> y (0 –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41"><text:span text:style-name="Descr_5f_dtype">(unsigned int)</text:span><text:span text:style-name="Descr"><text:span text:style-name="T134"> </text:span></text:span><text:span text:style-name="Descr"><text:span text:style-name="T115">Width of </text:span></text:span><text:span text:style-name="Descr"><text:span text:style-name="T169">character </text:span></text:span><text:span text:style-name="Descr"><text:span text:style-name="T70">(0 – is is second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42"><text:span text:style-name="Descr_5f_dtype">(unsigned int)</text:span><text:span text:style-name="Descr"><text:span text:style-name="T134"> </text:span></text:span><text:span text:style-name="Descr"><text:span text:style-name="T70">Height of character (0 – is is second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</text:span></text:span></text:p>
          </table:table-cell>
        </table:table-row>
      </table:table>
      <text:p text:style-name="P141"><text:span text:style-name="Descr"><text:span text:style-name="T70"/></text:span></text:p>
      <text:p text:style-name="P141"><text:span text:style-name="Descr"><text:span text:style-name="T70"/></text:span></text:p>
      <text:p text:style-name="P79"/>
      <text:p text:style-name="P163"><text:span text:style-name="Descr_5f_ttl"><text:span text:style-name="T70">Blocks</text:span></text:span></text:p>
      <text:p text:style-name="P79"><text:span text:style-name="Descr_5f_ttl"><text:span text:style-name="T70"/></text:span></text:p>
      <text:p text:style-name="P90"><text:span text:style-name="Descr_5f_ttl"><text:span text:style-name="T244">Description of </text:span></text:span><text:span text:style-name="Descr_5f_ttl"><text:span text:style-name="T245">the </text:span></text:span><text:span text:style-name="Descr_5f_ttl"><text:span text:style-name="T244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80"><text:span text:style-name="Descr_5f_loop"><text:span text:style-name="T70">(Loop = how </text:span></text:span><text:span text:style-name="Descr_5f_loop"><text:span text:style-name="T146">many</text:span></text:span><text:span text:style-name="Descr_5f_loop"><text:span text:style-name="T70"> blocks </text:span></text:span><text:span text:style-name="Descr_5f_loop"><text:span text:style-name="T146">are</text:span></text:span><text:span text:style-name="Descr_5f_loop"><text:span text:style-name="T70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73"><text:span text:style-name="Descr_5f_dtype">(long)</text:span><text:span text:style-name="Descr"><text:span text:style-name="T135"> </text:span></text:span><text:span text:style-name="Descr"><text:span text:style-name="T70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73"><text:span text:style-name="Descr_5f_dtype">(long)</text:span><text:span text:style-name="Descr"><text:span text:style-name="T136"> </text:span></text:span><text:span text:style-name="Descr"><text:span text:style-name="T70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3"><text:span text:style-name="Descr_5f_dtype">(unsigned int)</text:span><text:span text:style-name="Descr"><text:span text:style-name="T136"> </text:span></text:span><text:span text:style-name="Descr"><text:span text:style-name="T70">Height</text:span></text:span><text:span text:style-name="T81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4"><text:span text:style-name="Descr_5f_dtype">(unsigned int) </text:span><text:span text:style-name="Descr"><text:span text:style-name="T70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4"><text:span text:style-name="Descr_5f_dtype">(unsigned int) </text:span><text:span text:style-name="Descr"><text:span text:style-name="T139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7"><text:span text:style-name="Descr_5f_dtype">(unsigned int) </text:span><text:span text:style-name="Descr"><text:span text:style-name="T70">Containing NPC num</text:span></text:span><text:span text:style-name="Descr"><text:span text:style-name="T121">b</text:span></text:span><text:span text:style-name="Descr"><text:span text:style-name="T70">er </text:span></text:span><text:span text:style-name="Descr"><text:span text:style-name="T131">0 – empty, <text:line-break/></text:span></text:span><text:span text:style-name="Descr"><text:span text:style-name="T156">1</text:span></text:span><text:span text:style-name="Descr"><text:span text:style-name="T131">-99 coins, </text:span></text:span><text:span text:style-name="Descr"><text:span text:style-name="T157">or </text:span></text:span><text:span text:style-name="Descr"><text:span text:style-name="T131">1000+npc_id – NPC.<text:line-break/></text:span></text:span><text:span text:style-name="Descr"><text:span text:style-name="T208">Note:</text:span></text:span><text:span text:style-name="Descr"><text:span text:style-name="T148"> SMBX1 and SMBX2 </text:span></text:span><text:span text:style-name="Descr"><text:span text:style-name="T151">f</text:span></text:span><text:span text:style-name="Descr"><text:span text:style-name="T152">orm</text:span></text:span><text:span text:style-name="Descr"><text:span text:style-name="T151">ats </text:span></text:span><text:span text:style-name="Descr"><text:span text:style-name="T153">(&lt;18)</text:span></text:span><text:span text:style-name="Descr"><text:span text:style-name="T151"> </text:span></text:span><text:span text:style-name="Descr"><text:span text:style-name="T149">have </text:span></text:span><text:span text:style-name="Descr"><text:span text:style-name="T150">a </text:span></text:span><text:span text:style-name="Descr"><text:span text:style-name="T149">special values<text:line-break/>of <text:s/></text:span></text:span><text:span text:style-name="Descr"><text:span text:style-name="T148">NPC-</text:span></text:span><text:span text:style-name="Descr"><text:span text:style-name="T149">ID</text:span></text:span><text:span text:style-name="Descr"><text:span text:style-name="T148">: 100 =&gt; 9, 101 =&gt; 1, 102 =&gt; 14, 103 =&gt; 34, 104 =&gt; 35</text:span></text:span></text:p>
            <text:p text:style-name="P78"><text:span text:style-name="Descr"><text:span text:style-name="T154">Coin number same which in </text:span></text:span><text:span text:style-name="Descr"><text:span text:style-name="T155">newer formats.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5"><text:span text:style-name="Descr_5f_dtype">(bool)</text:span><text:span text:style-name="Descr"><text:span text:style-name="T70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5"><text:span text:style-name="Descr_5f_dtype">(bool)</text:span><text:span text:style-name="Descr"><text:span text:style-name="T70"> Slippery<text:tab/></text:span></text:span><text:span text:style-name="Descr_5f_FileFormatLimit"><text:span text:style-name="T246">(&gt;=6</text:span></text:span><text:span text:style-name="Descr_5f_FileFormatLimit"><text:span text:style-name="T257">1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5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Layer </text:span></text:span><text:span text:style-name="Descr"><text:span text:style-name="T82">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73"><text:span text:style-name="T70">"</text:span><text:span text:style-name="T83">BlockDestroy</text:span><text:span text:style-name="T70">"</text:span></text:p>
          </table:table-cell>
          <table:table-cell table:style-name="Таблица4.B2" office:value-type="string">
            <text:p text:style-name="P75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Block destroy event name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73"><text:span text:style-name="T70">"</text:span><text:span text:style-name="T83">hitme</text:span><text:span text:style-name="T70">"</text:span></text:p>
          </table:table-cell>
          <table:table-cell table:style-name="Таблица4.B2" office:value-type="string">
            <text:p text:style-name="P76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Block hit event name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73"><text:span text:style-name="T70">"</text:span><text:span text:style-name="T83">NoMore</text:span><text:span text:style-name="T70">"</text:span></text:p>
          </table:table-cell>
          <table:table-cell table:style-name="Таблица4.B2" office:value-type="string">
            <text:p text:style-name="P76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"No more object in layer" event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91"><text:span text:style-name="Descr_5f_loop"><text:span text:style-name="T70">(Loop end)</text:span></text:span></text:p>
          </table:table-cell>
          <table:covered-table-cell/>
        </table:table-row>
      </table:table>
      <text:p text:style-name="P87"><text:span text:style-name="Descr_5f_ttl"><text:span text:style-name="T319">Note</text:span></text:span><text:span text:style-name="Descr_5f_ttl"><text:span text:style-name="T320">: </text:span></text:span><text:span text:style-name="Descr_5f_ttl"><text:span text:style-name="T321">A</text:span></text:span><text:span text:style-name="Descr_5f_ttl"><text:span text:style-name="T316">rray must be </text:span></text:span><text:span text:style-name="Descr_5f_tip_5f_notes">sorted</text:span><text:span text:style-name="Descr_5f_ttl"><text:span text:style-name="T316"> by x and by y;</text:span></text:span></text:p>
      <text:p text:style-name="P87"><text:span text:style-name="Descr_5f_ttl"><text:span text:style-name="T316"/></text:span></text:p>
      <text:p text:style-name="P89"><text:span text:style-name="Descr_5f_ttl"><text:span text:style-name="T84">Marker between </text:span></text:span><text:span text:style-name="Descr_5f_ttl"><text:span text:style-name="T70">Backgrounds </text:span></text:span><text:span text:style-name="Descr_5f_ttl"><text:span text:style-name="T84">an</text:span></text:span><text:span text:style-name="Descr_5f_ttl"><text:span text:style-name="T130">d</text:span></text:span><text:span text:style-name="Descr_5f_ttl"><text:span text:style-name="T84"> blocks</text:span></text:span><text:span text:style-name="Descr_5f_ttl"><text:span text:style-name="T70">:</text:span></text:span></text:p>
      <text:p text:style-name="P2">"next"</text:p>
      <text:p text:style-name="P99"><text:span text:style-name="Descr_5f_ttl"><text:span text:style-name="T70"/></text:span></text:p>
      <text:p text:style-name="P183"><text:span text:style-name="Descr_5f_ttl"><text:span text:style-name="T70"/></text:span></text:p>
      <text:p text:style-name="P168"><text:span text:style-name="Descr_5f_ttl"><text:span text:style-name="T70">Background </text:span></text:span><text:span text:style-name="Descr_5f_ttl"><text:span text:style-name="T114">objects</text:span></text:span><text:span text:style-name="Descr_5f_ttl"><text:span text:style-name="T70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81"><text:span text:style-name="Descr_5f_loop"><text:span text:style-name="T70">(Loop = ho</text:span></text:span><text:span text:style-name="Descr_5f_loop"><text:span text:style-name="T145">w many </text:span></text:span><text:span text:style-name="Descr_5f_loop"><text:span text:style-name="T85">backgrounds </text:span></text:span><text:span text:style-name="Descr_5f_loop"><text:span text:style-name="T145">are </text:span></text:span><text:span text:style-name="Descr_5f_loop"><text:span text:style-name="T70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3">long</text:span></text:span><text:span text:style-name="Descr_5f_dtype">)</text:span><text:span text:style-name="Descr"><text:span text:style-name="T70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3">long</text:span></text:span><text:span text:style-name="Descr_5f_dtype">)</text:span><text:span text:style-name="Descr"><text:span text:style-name="T70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3">unsigned int</text:span></text:span><text:span text:style-name="Descr_5f_dtype">)</text:span><text:span text:style-name="Descr"><text:span text:style-name="T70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Layer 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92"><text:span text:style-name="Descr_5f_loop"><text:span text:style-name="T70">(Loop end)</text:span></text:span></text:p>
          </table:table-cell>
          <table:covered-table-cell/>
        </table:table-row>
      </table:table>
      <text:p text:style-name="P88"><text:span text:style-name="Descr_5f_ttl"><text:span text:style-name="T319">Note</text:span></text:span><text:span text:style-name="Descr_5f_ttl"><text:span text:style-name="T320">: </text:span></text:span><text:span text:style-name="Descr_5f_ttl"><text:span text:style-name="T316">Array must be sorted by x and by y </text:span></text:span><text:span text:style-name="Descr_5f_ttl"><text:span text:style-name="T317">and grouped by special priory </text:span></text:span><text:span text:style-name="Descr_5f_ttl"><text:span text:style-name="T318">by ID</text:span></text:span><text:span text:style-name="Descr_5f_ttl"><text:span text:style-name="T316">;</text:span></text:span></text:p>
      <text:p text:style-name="P88"><text:span text:style-name="Descr_5f_ttl"><text:span text:style-name="T316"/></text:span></text:p>
      <text:p text:style-name="P92"><text:span text:style-name="Descr_5f_ttl"><text:span text:style-name="T84">Marker between NPC</text:span></text:span><text:span text:style-name="Descr_5f_ttl"><text:span text:style-name="T70"> </text:span></text:span><text:span text:style-name="Descr_5f_ttl"><text:span text:style-name="T84">an</text:span></text:span><text:span text:style-name="Descr_5f_ttl"><text:span text:style-name="T130">d</text:span></text:span><text:span text:style-name="Descr_5f_ttl"><text:span text:style-name="T84"> </text:span></text:span><text:span text:style-name="Descr_5f_ttl"><text:span text:style-name="T70">Backgrounds:</text:span></text:span></text:p>
      <text:p text:style-name="P3">"next"</text:p>
      <text:p text:style-name="P100"><text:span text:style-name="Descr_5f_ttl"><text:span text:style-name="T86"/></text:span></text:p>
      <text:p text:style-name="P125"/>
      <text:p text:style-name="P164"><text:span text:style-name="Descr_5f_ttl"><text:span text:style-name="T86">N</text:span></text:span><text:span text:style-name="Descr_5f_ttl"><text:span text:style-name="T144">PC</text:span></text:span><text:span text:style-name="Descr_5f_ttl"><text:span text:style-name="T86"> </text:span></text:span><text:span text:style-name="Descr_5f_ttl"><text:span text:style-name="T70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83"><text:span text:style-name="Descr_5f_loop"><text:span text:style-name="T70">(Loop = how </text:span></text:span><text:span text:style-name="Descr_5f_loop"><text:span text:style-name="T144">many </text:span></text:span><text:span text:style-name="Descr_5f_loop"><text:span text:style-name="T86">NP</text:span></text:span><text:span text:style-name="Descr_5f_loop"><text:span text:style-name="T141">C</text:span></text:span><text:span text:style-name="Descr_5f_loop"><text:span text:style-name="T86">s </text:span></text:span><text:span text:style-name="Descr_5f_loop"><text:span text:style-name="T144">are in</text:span></text:span><text:span text:style-name="Descr_5f_loop"><text:span text:style-name="T70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38">long</text:span></text:span><text:span text:style-name="Descr_5f_dtype">)</text:span><text:span text:style-name="Descr"><text:span text:style-name="T70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17">int</text:span></text:span><text:span text:style-name="Descr_5f_dtype">)</text:span><text:span text:style-name="Descr"><text:span text:style-name="T223"> </text:span></text:span><text:span text:style-name="Descr"><text:span text:style-name="T230">[</text:span></text:span><text:span text:style-name="Descr"><text:span text:style-name="T223">-1</text:span></text:span><text:span text:style-name="Descr"><text:span text:style-name="T230">]</text:span></text:span><text:span text:style-name="Descr"><text:span text:style-name="T223"> left, </text:span></text:span><text:span text:style-name="Descr"><text:span text:style-name="T230">[</text:span></text:span><text:span text:style-name="Descr"><text:span text:style-name="T223">0</text:span></text:span><text:span text:style-name="Descr"><text:span text:style-name="T230">]</text:span></text:span><text:span text:style-name="Descr"><text:span text:style-name="T223"> random/</text:span></text:span><text:span text:style-name="Descr"><text:span text:style-name="T229">none</text:span></text:span><text:span text:style-name="Descr"><text:span text:style-name="T223">, </text:span></text:span><text:span text:style-name="Descr"><text:span text:style-name="T230">[</text:span></text:span><text:span text:style-name="Descr"><text:span text:style-name="T223">1</text:span></text:span><text:span text:style-name="Descr"><text:span text:style-name="T230">]</text:span></text:span><text:span text:style-name="Descr"><text:span text:style-name="T223"> right</text:span></text:span></text:p>
          </table:table-cell>
        </table:table-row>
        <table:table-row>
          <table:table-cell table:style-name="Таблица6.A2" office:value-type="string">
            <text:p text:style-name="P39">91</text:p>
          </table:table-cell>
          <table:table-cell table:style-name="Таблица6.B2" office:value-type="string">
            <text:p text:style-name="P119"><text:span text:style-name="Descr_5f_dtype">(</text:span><text:span text:style-name="Descr_5f_dtype"><text:span text:style-name="T17">unsigned int</text:span></text:span><text:span text:style-name="Descr_5f_dtype">)</text:span><text:span text:style-name="Descr"><text:span text:style-name="T70"> </text:span></text:span><text:span text:style-name="Descr"><text:span text:style-name="T165">NPC </text:span></text:span><text:span text:style-name="Descr"><text:span text:style-name="T166">number<text:tab/>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_5f_special"><text:span text:style-name="T223">71</text:span></text:span></text:p>
          </table:table-cell>
          <table:table-cell table:style-name="Таблица6.B6" office:value-type="string">
            <text:p text:style-name="P115"><text:span text:style-name="Descr_5f_dtype"><text:span text:style-name="T305">(</text:span></text:span><text:span text:style-name="Descr_5f_dtype"><text:span text:style-name="T18">int</text:span></text:span><text:span text:style-name="Descr_5f_dtype"><text:span text:style-name="T305">)</text:span></text:span><text:span text:style-name="Descr"><text:span text:style-name="T233"> Special option: <text:s text:c="8"/></text:span></text:span><text:span text:style-name="Descr_5f_FileFormatLimit"><text:span text:style-name="T234">(&gt;=</text:span></text:span><text:span text:style-name="Descr_5f_FileFormatLimit"><text:span text:style-name="T235">1</text:span></text:span><text:span text:style-name="Descr_5f_FileFormatLimit"><text:span text:style-name="T236">5 </text:span></text:span><text:span text:style-name="Descr_5f_FileFormatLimit"><text:span text:style-name="T237">for NPC76 and &gt;=30 for NPC28</text:span></text:span><text:span text:style-name="Descr_5f_FileFormatLimit"><text:span text:style-name="T234">)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"><text:span text:style-name="T209"/></text:span></text:p>
          </table:table-cell>
          <table:table-cell table:style-name="Таблица6.B6" office:value-type="string">
            <text:p text:style-name="P109"><text:span text:style-name="Descr"><text:span text:style-name="T209">Included NPC: us</text:span></text:span><text:span text:style-name="Descr"><text:span text:style-name="T214">e</text:span></text:span><text:span text:style-name="Descr"><text:span text:style-name="T215">d</text:span></text:span><text:span text:style-name="Descr"><text:span text:style-name="T214"> only if the </text:span></text:span><text:span text:style-name="Descr"><text:span text:style-name="T209">N</text:span></text:span><text:span text:style-name="Descr"><text:span text:style-name="T213">PC</text:span></text:span><text:span text:style-name="Descr"><text:span text:style-name="T209"> is<text:tab/></text:span></text:span></text:p>
          </table:table-cell>
        </table:table-row>
        <table:table-row>
          <table:table-cell table:style-name="Таблица6.A6" office:value-type="string">
            <text:p text:style-name="P110"><text:span text:style-name="Descr"><text:span text:style-name="T223"/></text:span></text:p>
          </table:table-cell>
          <table:table-cell table:style-name="Таблица6.B6" office:value-type="string">
            <text:p text:style-name="P110"><text:span text:style-name="Descr"><text:span text:style-name="T223">Buuble</text:span></text:span><text:span text:style-name="Descr"><text:span text:style-name="T219">(283)</text:span></text:span><text:span text:style-name="Descr"><text:span text:style-name="T223">/Burred</text:span></text:span><text:span text:style-name="Descr"><text:span text:style-name="T220">(91)</text:span></text:span><text:span text:style-name="Descr"><text:span text:style-name="T223">/Lakitu</text:span></text:span><text:span text:style-name="Descr"><text:span text:style-name="T221">(284)</text:span></text:span><text:span text:style-name="Descr"><text:span text:style-name="T223">/Egg</text:span></text:span><text:span text:style-name="Descr"><text:span text:style-name="T222">(96)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3"/></text:span></text:p>
          </table:table-cell>
          <table:table-cell table:style-name="Таблица6.B6" office:value-type="string">
            <text:p text:style-name="P111"><text:span text:style-name="Descr"><text:span text:style-name="T210">CoopaTroopa </text:span></text:span><text:span text:style-name="Descr"><text:span text:style-name="T212">algorithm</text:span></text:span><text:span text:style-name="Descr"><text:span text:style-name="T210">: </text:span></text:span><text:span text:style-name="Descr"><text:span text:style-name="T218">(NPC-76, 121, 122, 123, 124, 161, 176, 177) and Paragoombas: NPC-243, 244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4"/></text:span></text:p>
          </table:table-cell>
          <table:table-cell table:style-name="Таблица6.B6" office:value-type="string">
            <text:p text:style-name="P111"><text:span text:style-name="Descr"><text:span text:style-name="T224">0 chase, 1 jump, 2 hover L/R, 3 hover U/D, </text:span></text:span><text:span text:style-name="Descr"><text:span text:style-name="T232">&gt;4 idle in air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3"/></text:span></text:p>
          </table:table-cell>
          <table:table-cell table:style-name="Таблица6.B6" office:value-type="string">
            <text:p text:style-name="P118"><text:span text:style-name="Descr"><text:span text:style-name="T210">Che</text:span></text:span><text:span text:style-name="Descr"><text:span text:style-name="T216">e</text:span></text:span><text:span text:style-name="Descr"><text:span text:style-name="T210">p-che</text:span></text:span><text:span text:style-name="Descr"><text:span text:style-name="T216">e</text:span></text:span><text:span text:style-name="Descr"><text:span text:style-name="T210">p </text:span></text:span><text:span text:style-name="Descr"><text:span text:style-name="T212">algorithm</text:span></text:span><text:span text:style-name="Descr"><text:span text:style-name="T210">: </text:span></text:span><text:span text:style-name="Descr"><text:span text:style-name="T217">(NPC-28, 229, 230, 232, 233, 234, 236)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3"/></text:span></text:p>
          </table:table-cell>
          <table:table-cell table:style-name="Таблица6.B6" office:value-type="string">
            <text:p text:style-name="P111"><text:span text:style-name="Descr"><text:span text:style-name="T224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12"><text:span text:style-name="Descr"><text:span text:style-name="T223"/></text:span></text:p>
          </table:table-cell>
          <table:table-cell table:style-name="Таблица6.B6" office:value-type="string">
            <text:p text:style-name="P112"><text:span text:style-name="Descr"><text:span text:style-name="T211">Firebar position (</text:span></text:span><text:span text:style-name="Descr"><text:span text:style-name="T182">NPC 260</text:span></text:span><text:span text:style-name="Descr"><text:span text:style-name="T211">) </text:span></text:span><text:span text:style-name="Descr"><text:span text:style-name="T183">0-32</text:span></text:span></text:p>
          </table:table-cell>
        </table:table-row>
        <table:table-row>
          <table:table-cell table:style-name="Таблица6.A6" office:value-type="string">
            <text:p text:style-name="P112"/>
          </table:table-cell>
          <table:table-cell table:style-name="Таблица6.B6" office:value-type="string">
            <text:p text:style-name="P123"><text:span text:style-name="Descr"><text:span text:style-name="T48">Warp to section:</text:span></text:span><text:span text:style-name="Descr"> -</text:span><text:span text:style-name="Descr"><text:span text:style-name="T322">1-20 (Section number -1) </text:span></text:span><text:span text:style-name="Descr"><text:span text:style-name="T55">(NPC-288, 289)</text:span></text:span></text:p>
          </table:table-cell>
        </table:table-row>
        <table:table-row>
          <table:table-cell table:style-name="Таблица6.A6" office:value-type="string">
            <text:p text:style-name="P123"><text:span text:style-name="Descr_5f_special">12</text:span></text:p>
          </table:table-cell>
          <table:table-cell table:style-name="Таблица6.B6" office:value-type="string">
            <text:p text:style-name="P123"><text:span text:style-name="Descr_5f_dtype">(int)</text:span><text:span text:style-name="Descr"> </text:span><text:span text:style-name="Descr"><text:span text:style-name="T305">Second special option:</text:span></text:span><text:span text:style-name="Descr"> </text:span><text:span text:style-name="Descr"><text:span text:style-name="T55">(Only for NPC-91 with </text:span></text:span><text:span text:style-name="Descr"><text:span text:style-name="T54">s</text:span></text:span><text:span text:style-name="Descr"><text:span text:style-name="T57">p</text:span></text:span><text:span text:style-name="Descr"><text:span text:style-name="T58">e</text:span></text:span><text:span text:style-name="Descr"><text:span text:style-name="T57">c</text:span></text:span><text:span text:style-name="Descr"><text:span text:style-name="T59">ial=</text:span></text:span><text:span text:style-name="Descr"><text:span text:style-name="T55">288)</text:span></text:span></text:p>
          </table:table-cell>
        </table:table-row>
        <table:table-row>
          <table:table-cell table:style-name="Таблица6.A6" office:value-type="string">
            <text:p text:style-name="P112"/>
          </table:table-cell>
          <table:table-cell table:style-name="Таблица6.B6" office:value-type="string">
            <text:p text:style-name="P124"><text:span text:style-name="Descr"><text:span text:style-name="T48">Section </text:span></text:span><text:span text:style-name="Descr"><text:span text:style-name="T56">number</text:span></text:span><text:span text:style-name="Descr"><text:span text:style-name="T48"> for included magic potion:</text:span></text:span><text:span text:style-name="Descr"> -</text:span><text:span text:style-name="Descr"><text:span text:style-name="T323">1-20</text:span></text:span></text:p>
          </table:table-cell>
        </table:table-row>
        <table:table-row>
          <table:table-cell table:style-name="Таблица6.A2" office:value-type="string">
            <text:p text:style-name="P40">#FALSE#</text:p>
          </table:table-cell>
          <table:table-cell table:style-name="Таблица6.B2" office:value-type="string">
            <text:p text:style-name="P115"><text:span text:style-name="Descr_5f_dtype">(</text:span><text:span text:style-name="Descr_5f_dtype"><text:span text:style-name="T20">bool</text:span></text:span><text:span text:style-name="Descr_5f_dtype">)</text:span><text:span text:style-name="Descr"><text:span text:style-name="T223"> Generator </text:span></text:span><text:span text:style-name="Descr"><text:span text:style-name="T225">enable<text:tab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53">3</text:p>
          </table:table-cell>
          <table:table-cell table:style-name="Таблица6.B6" office:value-type="string">
            <text:p text:style-name="P115"><text:span text:style-name="Descr_5f_dtype"><text:span text:style-name="T305">(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6">Generator direction</text:span></text:span><text:span text:style-name="Descr"><text:span text:style-name="T192">: </text:span></text:span><text:span text:style-name="Descr"><text:span text:style-name="T184">[</text:span></text:span><text:span text:style-name="Descr"><text:span text:style-name="T185">1</text:span></text:span><text:span text:style-name="Descr"><text:span text:style-name="T184">]</text:span></text:span><text:span text:style-name="Descr"><text:span text:style-name="T185"> </text:span></text:span><text:span text:style-name="Descr"><text:span text:style-name="T186">up, </text:span></text:span><text:span text:style-name="Descr"><text:span text:style-name="T184">[2]</text:span></text:span><text:span text:style-name="Descr"><text:span text:style-name="T186"> left,<text:line-break/></text:span></text:span><text:span text:style-name="Descr"><text:span text:style-name="T184">[</text:span></text:span><text:span text:style-name="Descr"><text:span text:style-name="T187">3</text:span></text:span><text:span text:style-name="Descr"><text:span text:style-name="T223">] down, </text:span></text:span><text:span text:style-name="Descr"><text:span text:style-name="T231">[4] </text:span></text:span><text:span text:style-name="Descr"><text:span text:style-name="T223">right</text:span></text:span><text:span text:style-name="Descr"><text:span text:style-name="T246"> <text:s text:c="2"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54">2</text:p>
          </table:table-cell>
          <table:table-cell table:style-name="Таблица6.B6" office:value-type="string">
            <text:p text:style-name="P116"><text:span text:style-name="Descr_5f_dtype"><text:span text:style-name="T305">(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7">Generator type [1] Warp, [2] Projective<text:tab/> <text:s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13"><text:span text:style-name="Descr_5f_special"><text:span text:style-name="T223">155</text:span></text:span></text:p>
          </table:table-cell>
          <table:table-cell table:style-name="Таблица6.B6" office:value-type="string">
            <text:p text:style-name="P116"><text:span text:style-name="Descr_5f_dtype"><text:span text:style-name="T305">(</text:span></text:span><text:span text:style-name="Descr_5f_dtype"><text:span text:style-name="T306">unsigned 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8">Generator period ( sec*10 ) [1-600]<text:tab/> <text:s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Message by this NPC talkative<text:tab/></text:span></text:span><text:span text:style-name="Descr_5f_FileFormatLimit"><text:span text:style-name="T246">(&gt;=</text:span></text:span><text:span text:style-name="Descr_5f_FileFormatLimit"><text:span text:style-name="T262">5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0"> </text:span></text:span><text:span text:style-name="Descr"><text:span text:style-name="T140">Friendly</text:span></text:span><text:span text:style-name="Descr"><text:span text:style-name="T70"> NPC<text:tab/></text:span></text:span><text:span text:style-name="Descr_5f_FileFormatLimit"><text:span text:style-name="T246">(&gt;=</text:span></text:span><text:span text:style-name="Descr_5f_FileFormatLimit"><text:span text:style-name="T261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0"> Don't move NPC<text:tab/></text:span></text:span><text:span text:style-name="Descr_5f_FileFormatLimit"><text:span text:style-name="T246">(&gt;=</text:span></text:span><text:span text:style-name="Descr_5f_FileFormatLimit"><text:span text:style-name="T260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0"> Legacy Boss<text:tab/></text:span></text:span><text:span text:style-name="Descr_5f_FileFormatLimit"><text:span text:style-name="T246">(&gt;=</text:span></text:span><text:span text:style-name="Descr_5f_FileFormatLimit"><text:span text:style-name="T259">9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Layer 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Activate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Death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Talk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No more object in layer event<text:tab/></text:span></text:span><text:span text:style-name="Descr_5f_FileFormatLimit"><text:span text:style-name="T246">(&gt;=</text:span></text:span><text:span text:style-name="Descr_5f_FileFormatLimit"><text:span text:style-name="T263">1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Layer name to attach<text:tab/></text:span></text:span><text:span text:style-name="Descr_5f_FileFormatLimit"><text:span text:style-name="T246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93"><text:span text:style-name="Descr_5f_loop"><text:span text:style-name="T70">(Loop end)</text:span></text:span></text:p>
          </table:table-cell>
          <table:covered-table-cell/>
        </table:table-row>
      </table:table>
      <text:p text:style-name="P93"><text:span text:style-name="Descr_5f_loop"><text:span text:style-name="T70"/></text:span></text:p>
      <text:p text:style-name="P93"><text:span text:style-name="Descr_5f_ttl"><text:span text:style-name="T84"/></text:span></text:p>
      <text:p text:style-name="P162"><text:span text:style-name="Descr_5f_ttl"><text:span text:style-name="T84">Marker between NPC</text:span></text:span><text:span text:style-name="Descr_5f_ttl"><text:span text:style-name="T70"> </text:span></text:span><text:span text:style-name="Descr_5f_ttl"><text:span text:style-name="T84">and Doors</text:span></text:span><text:span text:style-name="Descr_5f_ttl"><text:span text:style-name="T70">:</text:span></text:span></text:p>
      <text:p text:style-name="P4">"next"</text:p>
      <text:p text:style-name="P104"><text:span text:style-name="Descr_5f_ttl"><text:span text:style-name="T87">Doors </text:span></text:span><text:span text:style-name="Descr_5f_ttl"><text:span text:style-name="T70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82"><text:span text:style-name="Descr_5f_loop"><text:span text:style-name="T70">(Loop = how </text:span></text:span><text:span text:style-name="Descr_5f_loop"><text:span text:style-name="T142">many </text:span></text:span><text:span text:style-name="Descr_5f_loop"><text:span text:style-name="T88">doors </text:span></text:span><text:span text:style-name="Descr_5f_loop"><text:span text:style-name="T143">are</text:span></text:span><text:span text:style-name="Descr_5f_loop"><text:span text:style-name="T88"> </text:span></text:span><text:span text:style-name="Descr_5f_loop"><text:span text:style-name="T70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3">-1998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Entrance position x</text:span></text:span></text:p>
          </table:table-cell>
        </table:table-row>
        <table:table-row>
          <table:table-cell table:style-name="Таблица7.A2" office:value-type="string">
            <text:p text:style-name="P43">-2002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Entrance position y</text:span></text:span></text:p>
          </table:table-cell>
        </table:table-row>
        <table:table-row>
          <table:table-cell table:style-name="Таблица7.A2" office:value-type="string">
            <text:p text:style-name="P43">-1998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Exit position x</text:span></text:span></text:p>
          </table:table-cell>
        </table:table-row>
        <table:table-row>
          <table:table-cell table:style-name="Таблица7.A2" office:value-type="string">
            <text:p text:style-name="P43">-2002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Exit position y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0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4">3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0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3">1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0"> Door type: </text:span></text:span><text:span text:style-name="Descr"><text:span text:style-name="T89">[1] </text:span></text:span><text:span text:style-name="Descr"><text:span text:style-name="T70">pipe, </text:span></text:span><text:span text:style-name="Descr"><text:span text:style-name="T89">[2] </text:span></text:span><text:span text:style-name="Descr"><text:span text:style-name="T70">door, </text:span></text:span><text:span text:style-name="Descr"><text:span text:style-name="T89">[0] </text:span></text:span><text:span text:style-name="Descr"><text:span text:style-name="T70">instant</text:span></text:span></text:p>
          </table:table-cell>
        </table:table-row>
        <table:table-row>
          <table:table-cell table:style-name="Таблица7.A2" office:value-type="string">
            <text:p text:style-name="P135"><text:span text:style-name="T70">"</text:span><text:span text:style-name="T167">file.lvl</text:span><text:span text:style-name="T70">"</text:span>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0">string</text:span></text:span><text:span text:style-name="Descr_5f_dtype">)</text:span><text:span text:style-name="Descr"><text:span text:style-name="T70"> Warp to level<text:tab/>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0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0"> Normal Entrance / </text:span></text:span><text:span text:style-name="Descr"><text:span text:style-name="T120">To </text:span></text:span><text:span text:style-name="Descr"><text:span text:style-name="T70">Warp [0-</text:span></text:span><text:span text:style-name="Descr"><text:span text:style-name="T119">100</text:span></text:span><text:span text:style-name="Descr"><text:span text:style-name="T70">]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5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Level Entrance (can not enter)<text:tab/>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Level Exit </text:span></text:span><text:span text:style-name="Descr"><text:span text:style-name="T90">(End of level)<text:tab/><text:tab/>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-1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8">long</text:span></text:span><text:span text:style-name="Descr_5f_dtype">)</text:span><text:span text:style-name="Descr"><text:span text:style-name="T70"> Wrap to X </text:span></text:span><text:span text:style-name="Descr"><text:span text:style-name="T122">on world map </text:span></text:span><text:span text:style-name="Descr"><text:span text:style-name="T70">(-1 is empty)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6">-1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8">long</text:span></text:span><text:span text:style-name="Descr_5f_dtype">)</text:span><text:span text:style-name="Descr"><text:span text:style-name="T70"> Wrap to Y </text:span></text:span><text:span text:style-name="Descr"><text:span text:style-name="T122">on world map </text:span></text:span><text:span text:style-name="Descr"><text:span text:style-name="T70">(-1 is empty)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5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9">unsigned </text:span></text:span><text:span text:style-name="Descr_5f_dtype"><text:span text:style-name="T21">int</text:span></text:span><text:span text:style-name="Descr_5f_dtype">)</text:span><text:span text:style-name="Descr"><text:span text:style-name="T70"> Need a stars </text:span></text:span><text:span text:style-name="Descr"><text:span text:style-name="T91">for enter<text:tab/><text:tab/><text:tab/></text:span></text:span><text:span text:style-name="Descr_5f_FileFormatLimit"><text:span text:style-name="T246">(&gt;=</text:span></text:span><text:span text:style-name="Descr_5f_FileFormatLimit"><text:span text:style-name="T267">7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"Default"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0">string</text:span></text:span><text:span text:style-name="Descr_5f_dtype">)</text:span><text:span text:style-name="Descr"><text:span text:style-name="T70"> Layer </text:span></text:span><text:span text:style-name="Descr"><text:span text:style-name="T92">name<text:tab/><text:tab/><text:tab/></text:span></text:span><text:span text:style-name="Descr_5f_FileFormatLimit"><text:span text:style-name="T246">(&gt;=</text:span></text:span><text:span text:style-name="Descr_5f_FileFormatLimit"><text:span text:style-name="T270">12 (8?)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17" office:value-type="string">
            <text:p text:style-name="P56">#FALSE#</text:p>
          </table:table-cell>
          <table:table-cell table:style-name="Таблица7.B17" office:value-type="string">
            <text:p text:style-name="P48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285"> &lt;</text:span></text:span><text:span text:style-name="Descr"><text:span text:style-name="T286">unused&gt;, always FALSE<text:tab/><text:tab/></text:span></text:span><text:span text:style-name="Descr_5f_FileFormatLimit">(&gt;=</text:span><text:span text:style-name="Descr_5f_FileFormatLimit"><text:span text:style-name="T301">12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7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No Yoshi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Allow NPC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5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Locked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94"><text:span text:style-name="Descr_5f_loop"><text:span text:style-name="T70">(Loop end)</text:span></text:span></text:p>
          </table:table-cell>
          <table:covered-table-cell/>
        </table:table-row>
      </table:table>
      <text:p text:style-name="P9"/>
      <text:p text:style-name="P95"><text:span text:style-name="Descr_5f_ttl"><text:span text:style-name="T84">Marker between Doors and water/quicksand</text:span></text:span><text:span text:style-name="Descr_5f_ttl"><text:span text:style-name="T70">:</text:span></text:span></text:p>
      <text:p text:style-name="P155"><text:span text:style-name="T172">"next" <text:s text:c="2"/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<text:p text:style-name="P5"/>
      <text:p text:style-name="P101"><text:span text:style-name="Descr_5f_ttl"><text:span text:style-name="T93">Water/Quicksand </text:span></text:span><text:span text:style-name="Descr_5f_ttl"><text:span text:style-name="T70">descriptions: <text:line-break/></text:span></text:span><text:span text:style-name="Descr_5f_FileFormatLimit"><text:span text:style-name="T246">(&gt;=</text:span></text:span><text:span text:style-name="Descr_5f_FileFormatLimit"><text:span text:style-name="T269">29</text:span></text:span><text:span text:style-name="Descr_5f_FileFormatLimit"><text:span text:style-name="T246">), </text:span></text:span><text:span text:style-name="Descr_5f_FileFormatLimit"><text:span text:style-name="T248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84"><text:span text:style-name="Descr_5f_loop"><text:span text:style-name="T70">(Loop = how </text:span></text:span><text:span text:style-name="Descr_5f_loop"><text:span text:style-name="T142">many </text:span></text:span><text:span text:style-name="Descr_5f_loop"><text:span text:style-name="T94">water ranges </text:span></text:span><text:span text:style-name="Descr_5f_loop"><text:span text:style-name="T143">are</text:span></text:span><text:span text:style-name="Descr_5f_loop"><text:span text:style-name="T94"> </text:span></text:span><text:span text:style-name="Descr_5f_loop"><text:span text:style-name="T70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40">unsigned </text:span></text:span><text:span text:style-name="Descr_5f_dtype"><text:span text:style-name="T304">long</text:span></text:span><text:span text:style-name="Descr_5f_dtype">)</text:span><text:span text:style-name="Descr"><text:span text:style-name="T70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12">unsigned long</text:span></text:span><text:span text:style-name="Descr_5f_dtype">)</text:span><text:span text:style-name="Descr"><text:span text:style-name="T70"> Height</text:span></text:span></text:p>
          </table:table-cell>
        </table:table-row>
        <table:table-row>
          <table:table-cell table:style-name="Таблица8.A6" office:value-type="string">
            <text:p text:style-name="P41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88"> </text:span></text:span><text:span text:style-name="Descr"><text:span text:style-name="T287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312"> </text:span></text:span><text:span text:style-name="Descr">Is Quicksand, else Water<text:tab/></text:span><text:span text:style-name="Descr_5f_FileFormatLimit">(&gt;=6</text:span><text:span text:style-name="Descr_5f_FileFormatLimit"><text:span text:style-name="T338">2</text:span></text:span><text:span text:style-name="Descr_5f_FileFormatLimit">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312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8"><text:span text:style-name="Descr_5f_loop"><text:span text:style-name="T70">(Loop end)</text:span></text:span></text:p>
          </table:table-cell>
          <table:covered-table-cell/>
        </table:table-row>
      </table:table>
      <text:p text:style-name="P181"><text:span text:style-name="Descr_5f_ttl"><text:span text:style-name="T84"/></text:span></text:p>
      <text:p text:style-name="P181"><text:span text:style-name="Descr_5f_ttl"><text:span text:style-name="T84">Marker between water/quicksand and layers</text:span></text:span><text:span text:style-name="Descr_5f_ttl"><text:span text:style-name="T70">:</text:span></text:span></text:p>
      <text:p text:style-name="P7">"next" <text:s/><text:span text:style-name="Descr_5f_FileFormatLimit">(&gt;=</text:span><text:span text:style-name="Descr_5f_FileFormatLimit"><text:span text:style-name="T301">10</text:span></text:span><text:span text:style-name="Descr_5f_FileFormatLimit">)</text:span></text:p>
      <text:p text:style-name="P6"/>
      <text:p text:style-name="P102"><text:span text:style-name="Descr_5f_ttl"><text:span text:style-name="T95">Layers </text:span></text:span><text:span text:style-name="Descr_5f_ttl"><text:span text:style-name="T70">descriptions:<text:line-break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, </text:span></text:span><text:span text:style-name="Descr_5f_FileFormatLimit"><text:span text:style-name="T252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6"><text:span text:style-name="Descr_5f_loop"><text:span text:style-name="T70">(Loop = how </text:span></text:span><text:span text:style-name="Descr_5f_loop"><text:span text:style-name="T143">many </text:span></text:span><text:span text:style-name="Descr_5f_loop"><text:span text:style-name="T168">layers </text:span></text:span><text:span text:style-name="Descr_5f_loop"><text:span text:style-name="T175">are in</text:span></text:span><text:span text:style-name="Descr_5f_loop"><text:span text:style-name="T70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21"><text:span text:style-name="Descr_5f_dtype">(string)</text:span><text:span text:style-name="Descr"><text:span text:style-name="T137"> </text:span></text:span><text:span text:style-name="Descr"><text:span text:style-name="T70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22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137"> </text:span></text:span><text:span text:style-name="Descr"><text:span text:style-name="T70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6"><text:span text:style-name="Descr_5f_loop"><text:span text:style-name="T70">(Loop end)</text:span></text:span></text:p>
          </table:table-cell>
          <table:covered-table-cell/>
        </table:table-row>
      </table:table>
      <text:p text:style-name="P96"><text:span text:style-name="Descr_5f_loop"><text:span text:style-name="T70"/></text:span></text:p>
      <text:p text:style-name="P97"><text:span text:style-name="Descr_5f_ttl"><text:span text:style-name="T84">Marker between layers and events</text:span></text:span><text:span text:style-name="Descr_5f_ttl"><text:span text:style-name="T70">:</text:span></text:span></text:p>
      <text:p text:style-name="P8">"next" <text:span text:style-name="Descr_5f_FileFormatLimit">(&gt;=</text:span><text:span text:style-name="Descr_5f_FileFormatLimit"><text:span text:style-name="T301">10</text:span></text:span><text:span text:style-name="Descr_5f_FileFormatLimit">)</text:span></text:p>
      <text:p text:style-name="P103"><text:soft-page-break/><text:span text:style-name="Descr_5f_ttl"><text:span text:style-name="T95">Events </text:span></text:span><text:span text:style-name="Descr_5f_ttl"><text:span text:style-name="T70">descriptions:<text:line-break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78">0</text:span></text:span><text:span text:style-name="Descr_5f_FileFormatLimit"><text:span text:style-name="T246">), </text:span></text:span><text:span text:style-name="Descr_5f_FileFormatLimit"><text:span text:style-name="T253">else skip </text:span></text:span><text:span text:style-name="Descr_5f_FileFormatLimit"><text:span text:style-name="T191">section</text:span></text:span></text:p>
      <text:p text:style-name="P67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82"><text:span text:style-name="Descr_5f_loop"><text:span text:style-name="T144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7">"New Event"</text:p>
          </table:table-cell>
          <table:table-cell table:style-name="Таблица10.B2" office:value-type="string">
            <text:p text:style-name="P145"><text:span text:style-name="Descr_5f_dtype">(string)</text:span><text:span text:style-name="Descr"><text:span text:style-name="T137"> </text:span></text:span><text:span text:style-name="Descr"><text:span text:style-name="T70">Event name</text:span></text:span></text:p>
          </table:table-cell>
        </table:table-row>
        <table:table-row>
          <table:table-cell table:style-name="Таблица10.A2" office:value-type="string">
            <text:p text:style-name="P57">"All super-puper!!!))))))"</text:p>
          </table:table-cell>
          <table:table-cell table:style-name="Таблица10.B2" office:value-type="string">
            <text:p text:style-name="P151"><text:span text:style-name="Descr_5f_dtype">(string)</text:span><text:span text:style-name="Descr"><text:span text:style-name="T137"> </text:span></text:span><text:span text:style-name="Descr"><text:span text:style-name="T70">Show message after start event<text:tab/></text:span></text:span><text:span text:style-name="Descr_5f_FileFormatLimit"><text:span text:style-name="T246">(&gt;=</text:span></text:span><text:span text:style-name="Descr_5f_FileFormatLimit"><text:span text:style-name="T275">1</text:span></text:span><text:span text:style-name="Descr_5f_FileFormatLimit"><text:span text:style-name="T276">1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50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137"> </text:span></text:span><text:span text:style-name="Descr"><text:span text:style-name="T70">Play sound number (0 is don't play sound)<text:tab/></text:span></text:span><text:span text:style-name="Descr_5f_FileFormatLimit"><text:span text:style-name="T246">(&gt;=</text:span></text:span><text:span text:style-name="Descr_5f_FileFormatLimit"><text:span text:style-name="T275">1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49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137"> </text:span></text:span><text:span text:style-name="Descr"><text:span text:style-name="T70">End game type (0 – none, or 1 – Bo</text:span></text:span><text:span text:style-name="Descr"><text:span text:style-name="T96">w</text:span></text:span><text:span text:style-name="Descr"><text:span text:style-name="T70">ser Defeat)</text:span></text:span><text:span text:style-name="Descr_5f_FileFormatLimit"><text:span text:style-name="T246">(&gt;=</text:span></text:span><text:span text:style-name="Descr_5f_FileFormatLimit"><text:span text:style-name="T250">1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1997575994726486545" text:style-name="L3">
              <text:list-item>
                <text:p text:style-name="P240"><text:span text:style-name="Descr"><text:span text:style-name="Descr_5f_loop"><text:span text:style-name="T70">(loop 20 times </text:span></text:span></text:span><text:span text:style-name="Descr_5f_loop"><text:span text:style-name="T97">= Show/hide/toggle layers lists</text:span></text:span><text:span text:style-name="Descr"><text:span text:style-name="Descr_5f_loop"><text:span text:style-name="T70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7">"hideme1"</text:p>
          </table:table-cell>
          <table:table-cell table:style-name="Таблица10.A6" office:value-type="string">
            <text:p text:style-name="P146"><text:span text:style-name="Descr_5f_dtype">(string)</text:span><text:span text:style-name="Descr"><text:span text:style-name="T137"> </text:span></text:span><text:span text:style-name="Descr"><text:span text:style-name="T70">Hide layer</text:span></text:span></text:p>
          </table:table-cell>
        </table:table-row>
        <table:table-row>
          <table:table-cell table:style-name="Таблица10.A7" office:value-type="string">
            <text:p text:style-name="P57">"showme1"</text:p>
          </table:table-cell>
          <table:table-cell table:style-name="Таблица10.A6" office:value-type="string">
            <text:p text:style-name="P146"><text:span text:style-name="Descr_5f_dtype">(string)</text:span><text:span text:style-name="Descr"><text:span text:style-name="T137"> </text:span></text:span><text:span text:style-name="Descr"><text:span text:style-name="T70">Show layer</text:span></text:span></text:p>
          </table:table-cell>
        </table:table-row>
        <table:table-row>
          <table:table-cell table:style-name="Таблица10.A7" office:value-type="string">
            <text:p text:style-name="P57">"Toggleme1"</text:p>
          </table:table-cell>
          <table:table-cell table:style-name="Таблица10.A6" office:value-type="string">
            <text:p text:style-name="P152"><text:span text:style-name="Descr_5f_dtype">(string)</text:span><text:span text:style-name="Descr"><text:span text:style-name="T137"> </text:span></text:span><text:span text:style-name="Descr"><text:span text:style-name="T70">Toggle layer<text:tab/> <text:tab/></text:span></text:span><text:span text:style-name="Descr_5f_loop"><text:span text:style-name="T70"> <text:tab/> </text:span></text:span><text:span text:style-name="Descr_5f_FileFormatLimit"><text:span text:style-name="T246">(&gt;=</text:span></text:span><text:span text:style-name="Descr_5f_FileFormatLimit"><text:span text:style-name="T274">1</text:span></text:span><text:span text:style-name="Descr_5f_FileFormatLimit"><text:span text:style-name="T277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356015046179195298" text:style-name="L4">
              <text:list-item>
                <text:p text:style-name="P241"><text:span text:style-name="Descr_5f_loop"><text:span text:style-name="T70">(loop </text:span></text:span><text:span text:style-name="Descr_5f_loop"><text:span text:style-name="T98">20 times </text:span></text:span><text:span text:style-name="Descr_5f_loop"><text:span text:style-name="T70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67"><text:span text:style-name="Descr"><text:span text:style-name="T194">Warning:</text:span></text:span><text:span text:style-name="Descr"><text:span text:style-name="T99"> </text:span></text:span><text:span text:style-name="Descr"><text:span text:style-name="T70">In SMBX exist bug: if you add 2</text:span></text:span><text:span text:style-name="Descr"><text:span text:style-name="T100">1'st</text:span></text:span><text:span text:style-name="Descr"><text:span text:style-name="T70"> layer in </text:span></text:span><text:span text:style-name="Descr"><text:span text:style-name="T101">any</text:span></text:span><text:span text:style-name="Descr"><text:span text:style-name="T70"> list,<text:line-break/></text:span></text:span><text:span text:style-name="Descr"><text:span text:style-name="T102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47"><text:span text:style-name="Descr_5f_dtype">(string)</text:span><text:span text:style-name="Descr"><text:span text:style-name="T137"> </text:span></text:span><text:span text:style-name="Descr"><text:span text:style-name="T70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8">""</text:p>
          </table:table-cell>
          <table:table-cell table:style-name="Таблица10.B2" office:value-type="string">
            <text:p text:style-name="P147"><text:span text:style-name="Descr_5f_dtype">(string)</text:span><text:span text:style-name="Descr"><text:span text:style-name="T137"> </text:span></text:span><text:span text:style-name="Descr"><text:span text:style-name="T70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85">""</text:p>
          </table:table-cell>
          <table:table-cell table:style-name="Таблица10.B2" office:value-type="string">
            <text:p text:style-name="P186"><text:span text:style-name="Descr_5f_dtype">(string)</text:span><text:span text:style-name="Descr"><text:span text:style-name="T137"> </text:span></text:span><text:span text:style-name="Descr"><text:span text:style-name="T70">Empty string (must by for SMBX) <text:s/></text:span></text:span><text:span text:style-name="Descr_5f_loop"><text:span text:style-name="T70"><text:s text:c="2"/></text:span></text:span><text:span text:style-name="Descr_5f_FileFormatLimit"><text:span text:style-name="T246">(&gt;=</text:span></text:span><text:span text:style-name="Descr_5f_FileFormatLimit"><text:span text:style-name="T274">1</text:span></text:span><text:span text:style-name="Descr_5f_FileFormatLimit"><text:span text:style-name="T277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762766250340299846" text:style-name="L5">
              <text:list-item>
                <text:p text:style-name="P232"><text:span text:style-name="Descr"><text:span text:style-name="Descr_5f_loop"><text:span text:style-name="T70">(loop 21 times </text:span></text:span></text:span><text:span text:style-name="Descr"><text:span text:style-name="Descr_5f_loop"><text:span text:style-name="T103">start </text:span></text:span></text:span><text:span text:style-name="Descr"><text:span text:style-name="Descr_5f_loop"><text:span text:style-name="T112">(for </text:span></text:span></text:span><text:span text:style-name="Descr"><text:span text:style-name="Descr_5f_loop"><text:span text:style-name="T126">each</text:span></text:span></text:span><text:span text:style-name="Descr"><text:span text:style-name="Descr_5f_loop"><text:span text:style-name="T112"> 21 sections</text:span></text:span></text:span><text:span text:style-name="Descr"><text:span text:style-name="Descr_5f_loop"><text:span text:style-name="T70">) <text:s text:c="2"/></text:span></text:span></text:span><text:span text:style-name="Descr_5f_FileFormatLimit"><text:span text:style-name="T246">(&gt;=</text:span></text:span><text:span text:style-name="Descr_5f_FileFormatLimit"><text:span text:style-name="T274">13</text:span></text:span><text:span text:style-name="Descr_5f_FileFormatLimit"><text:span text:style-name="T246">)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7">-1</text:p>
          </table:table-cell>
          <table:table-cell table:style-name="Таблица10.A6" office:value-type="string">
            <text:p text:style-name="P148"><text:span text:style-name="Descr_5f_dtype">(int)</text:span><text:span text:style-name="Descr"><text:span text:style-name="T138"> </text:span></text:span><text:span text:style-name="Descr"><text:span text:style-name="T109">Set Music ([-1] don't change; [-2] default; or </text:span></text:span><text:span text:style-name="Descr"><text:span text:style-name="T110">number </text:span></text:span><text:span text:style-name="Descr"><text:span text:style-name="T109">of music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8"><text:span text:style-name="Descr_5f_dtype">(int)</text:span><text:span text:style-name="Descr"><text:span text:style-name="T138"> </text:span></text:span><text:span text:style-name="Descr"><text:span text:style-name="T109">Set </text:span></text:span><text:span text:style-name="Descr"><text:span text:style-name="T110">Background</text:span></text:span><text:span text:style-name="Descr"><text:span text:style-name="T109"> ([-1] don't change; [-2] default; or </text:span></text:span><text:span text:style-name="Descr"><text:span text:style-name="T110"># </text:span></text:span><text:span text:style-name="Descr"><text:span text:style-name="T109">of </text:span></text:span><text:span text:style-name="Descr"><text:span text:style-name="T110">back</text:span></text:span><text:span text:style-name="Descr"><text:span text:style-name="T109">)</text:span></text:span></text:p>
          </table:table-cell>
        </table:table-row>
        <table:table-row>
          <table:table-cell table:style-name="Таблица10.A7" office:value-type="string">
            <text:p text:style-name="P60">-1</text:p>
          </table:table-cell>
          <table:table-cell table:style-name="Таблица10.A6" office:value-type="string">
            <text:p text:style-name="P148"><text:span text:style-name="Descr_5f_dtype">(long)</text:span><text:span text:style-name="Descr"><text:span text:style-name="T138"> </text:span></text:span><text:span text:style-name="Descr"><text:span text:style-name="T111">Set Position </text:span></text:span><text:span text:style-name="Descr"><text:span text:style-name="T109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44"><text:span text:style-name="Descr"><text:span text:style-name="T109"/></text:span></text:p>
          </table:table-cell>
          <table:table-cell table:style-name="Таблица10.A6" office:value-type="string">
            <text:p text:style-name="P144"><text:span text:style-name="Descr"><text:span text:style-name="T112">or </text:span></text:span><text:span text:style-name="Descr"><text:span text:style-name="T205">LEFT </text:span></text:span><text:span text:style-name="Descr"><text:span text:style-name="T112">x coordinates for section=</text:span></text:span><text:span text:style-name="Descr"><text:span text:style-name="Descr_5f_var">current_loop</text:span></text:span><text:span text:style-name="Descr"><text:span text:style-name="T111">)</text:span></text:span></text:p>
          </table:table-cell>
        </table:table-row>
        <table:table-row>
          <table:table-cell table:style-name="Таблица10.A7" office:value-type="string">
            <text:p text:style-name="P61">0</text:p>
          </table:table-cell>
          <table:table-cell table:style-name="Таблица10.A6" office:value-type="string">
            <text:p text:style-name="P148"><text:span text:style-name="Descr_5f_dtype"><text:span text:style-name="T66">(long)</text:span></text:span><text:span text:style-name="Descr"><text:span text:style-name="T243"> </text:span></text:span><text:span text:style-name="Descr"><text:span text:style-name="T193">TOP</text:span></text:span><text:span text:style-name="Descr"><text:span text:style-name="T112"> </text:span></text:span><text:span text:style-name="Descr"><text:span text:style-name="T113">y</text:span></text:span><text:span text:style-name="Descr"><text:span text:style-name="T112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1">0</text:p>
          </table:table-cell>
          <table:table-cell table:style-name="Таблица10.A6" office:value-type="string">
            <text:p text:style-name="P148"><text:span text:style-name="Descr_5f_dtype"><text:span text:style-name="T66">(long)</text:span></text:span><text:span text:style-name="Descr"><text:span text:style-name="T243"> </text:span></text:span><text:span text:style-name="Descr"><text:span text:style-name="T206">BOTTOM</text:span></text:span><text:span text:style-name="Descr"><text:span text:style-name="T112"> </text:span></text:span><text:span text:style-name="Descr"><text:span text:style-name="T113">y</text:span></text:span><text:span text:style-name="Descr"><text:span text:style-name="T112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1">0</text:p>
          </table:table-cell>
          <table:table-cell table:style-name="Таблица10.A6" office:value-type="string">
            <text:p text:style-name="P148"><text:span text:style-name="Descr_5f_dtype"><text:span text:style-name="T66">(long)</text:span></text:span><text:span text:style-name="Descr"><text:span text:style-name="T243"> </text:span></text:span><text:span text:style-name="Descr"><text:span text:style-name="T181">RIGHT</text:span></text:span><text:span text:style-name="Descr"><text:span text:style-name="T112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5131564935410626211" text:style-name="L6">
              <text:list-item>
                <text:p text:style-name="P242"><text:span text:style-name="Descr_5f_loop"><text:span text:style-name="T70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6">"Trigger event"</text:p>
          </table:table-cell>
          <table:table-cell table:style-name="Таблица10.B2" office:value-type="string">
            <text:p text:style-name="P158"><text:span text:style-name="Descr_5f_dtype">(string)</text:span><text:span text:style-name="Descr"><text:span text:style-name="T137"> </text:span></text:span><text:span text:style-name="Descr"><text:span text:style-name="T70">Trigger event<text:tab/><text:tab/><text:tab/><text:tab/>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3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6">1532</text:p>
          </table:table-cell>
          <table:table-cell table:style-name="Таблица10.B2" office:value-type="string">
            <text:p text:style-name="P158"><text:span text:style-name="Descr_5f_dtype">(</text:span><text:span text:style-name="Descr_5f_dtype"><text:span text:style-name="T315">unsigned int</text:span></text:span><text:span text:style-name="Descr_5f_dtype">)</text:span><text:span text:style-name="Descr"><text:span text:style-name="T137"> </text:span></text:span><text:span text:style-name="Descr"><text:span text:style-name="T70">trigger </text:span></text:span><text:span text:style-name="Descr"><text:span text:style-name="T147">delay in d</text:span></text:span><text:span text:style-name="Descr"><text:span text:style-name="T176">eciseconds</text:span></text:span><text:span text:style-name="Descr"><text:span text:style-name="T104">. </text:span></text:span><text:span text:style-name="Descr"><text:span text:style-name="T147">I</text:span></text:span><text:span text:style-name="Descr"><text:span text:style-name="T138">. e. </text:span></text:span><text:span text:style-name="Descr"><text:span text:style-name="T104">153,2 sec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3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106">No Smoke<text:tab/><text:tab/><text:tab/><text:tab/>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2">7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201">ALT-JUMP</text:span></text:span><text:span text:style-name="Descr"><text:span text:style-name="T70"> player control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200">ALT-RUN</text:span></text:span><text:span text:style-name="Descr"><text:span text:style-name="T70"> player control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6">DOWN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202">DROP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9">JUMP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5">LEFT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7">RIGHT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8">RUN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203">S</text:span></text:span><text:span text:style-name="Descr"><text:span text:style-name="T204">TART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7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3">UP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107">Auto </text:span></text:span><text:span text:style-name="Descr"><text:span text:style-name="T108">s</text:span></text:span><text:span text:style-name="Descr"><text:span text:style-name="T107">tart<text:tab/><text:tab/><text:tab/>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143"><text:span text:style-name="T70">"</text:span><text:span text:style-name="T171">MoveMe</text:span><text:span text:style-name="T70">"</text:span></text:p>
          </table:table-cell>
          <table:table-cell table:style-name="Таблица10.B2" office:value-type="string">
            <text:p text:style-name="P148"><text:span text:style-name="Descr_5f_dtype">(string)</text:span><text:span text:style-name="Descr"><text:span text:style-name="T137"> </text:span></text:span><text:span text:style-name="Descr"><text:span text:style-name="T70">Layer name for movement<text:tab/><text:tab/><text:tab/>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7"> </text:span></text:span><text:span text:style-name="Descr"><text:span text:style-name="T70">Layer moving speed – hori</text:span></text:span><text:span text:style-name="Descr"><text:span text:style-name="T105">z</text:span></text:span><text:span text:style-name="Descr"><text:span text:style-name="T70">ontal </text:span></text:span><text:span text:style-name="Descr"><text:span text:style-name="T123">(-Left/+Right)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7"> </text:span></text:span><text:span text:style-name="Descr"><text:span text:style-name="T70">Layer moving speed – vertical </text:span></text:span><text:span text:style-name="Descr"><text:span text:style-name="T123">(</text:span></text:span><text:span text:style-name="Descr"><text:span text:style-name="T124">+Up/-Down</text:span></text:span><text:span text:style-name="Descr"><text:span text:style-name="T123">)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5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7"> </text:span></text:span><text:span text:style-name="Descr"><text:span text:style-name="T70">Move screen </text:span></text:span><text:span text:style-name="Descr"><text:span text:style-name="T105">horizontal</text:span></text:span><text:span text:style-name="Descr"><text:span text:style-name="T70"> speed </text:span></text:span><text:span text:style-name="Descr"><text:span text:style-name="T123">(-Left/+Right)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5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7"> </text:span></text:span><text:span text:style-name="Descr"><text:span text:style-name="T70">Move screen vertical speed </text:span></text:span><text:span text:style-name="Descr"><text:span text:style-name="T123">(</text:span></text:span><text:span text:style-name="Descr"><text:span text:style-name="T124">+Up/-Down</text:span></text:span><text:span text:style-name="Descr"><text:span text:style-name="T123">)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int</text:span></text:span><text:span text:style-name="Descr_5f_dtype">)</text:span><text:span text:style-name="Descr"><text:span text:style-name="T137"> </text:span></text:span><text:span text:style-name="Descr"><text:span text:style-name="T70">Scroll section x, (in file value is x-1)<text:tab/>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73"><text:span text:style-name="Descr_5f_loop"><text:span text:style-name="T70">(Loop end)</text:span></text:span></text:p>
          </table:table-cell>
          <table:covered-table-cell/>
        </table:table-row>
      </table:table>
      <text:p text:style-name="P12"/>
      <text:p text:style-name="P174">--End of file--</text:p>
      <text:p text:style-name="P28"/>
      <text:h text:style-name="P244" text:outline-level="1"><text:span text:style-name="Descr_5f_ttl2"><text:span text:style-name="T334">Attachments:</text:span></text:span></text:h>
      <text:p text:style-name="P159"><text:span text:style-name="Descr_5f_ttl2"><text:span text:style-name="T339">Initial s</text:span></text:span><text:span text:style-name="Descr_5f_ttl2">ection </text:span><text:span text:style-name="Descr_5f_ttl2"><text:span text:style-name="T339">left-top </text:span></text:span><text:span text:style-name="Descr_5f_ttl2"><text:span text:style-name="T22">positions</text:span></text:span></text:p>
      <text:p text:style-name="P161"><text:span text:style-name="T341">(</text:span><text:span text:style-name="T340">Initial size of each section is 800x600 pixels)</text:span></text:p>
      <text:p text:style-name="P159"><text:span text:style-name="Descr_5f_ttl2"/></text:p>
      <text:p text:style-name="P49"><text:span text:style-name="T50">(</text:span><text:span text:style-name="T7">Section Center</text:span><text:span text:style-name="T50">)<text:tab/></text:span><text:span text:style-name="T53">Section <text:s/></text:span><text:span text:style-name="T51">(X </text:span><text:span text:style-name="T6">and</text:span><text:span text:style-name="T51"> Y axis </text:span><text:span text:style-name="T52">ranges</text:span><text:span text:style-name="T51">) </text:span></text:p>
      <text:p text:style-name="P160"><text:span text:style-name="T47">-200000<text:tab/></text:span><text:span text:style-name="T49">01</text:span><text:span text:style-name="T47"> (-190000 : -219999)</text:span></text:p>
      <text:p text:style-name="P160"><text:span text:style-name="T47">-180000<text:tab/></text:span><text:span text:style-name="T49">02</text:span><text:span text:style-name="T47"> (-170000 : -189999)</text:span></text:p>
      <text:p text:style-name="P160"><text:span text:style-name="T47">-160000<text:tab/></text:span><text:span text:style-name="T49">03</text:span><text:span text:style-name="T47"> (-150000 : -189999)</text:span></text:p>
      <text:p text:style-name="P160"><text:span text:style-name="T47">-140000<text:tab/></text:span><text:span text:style-name="T49">04</text:span><text:span text:style-name="T47"> (-130000 : -149999)</text:span></text:p>
      <text:p text:style-name="P160"><text:span text:style-name="T47">-120000<text:tab/></text:span><text:span text:style-name="T49">05</text:span><text:span text:style-name="T47"> (-110000 : -129999)</text:span></text:p>
      <text:p text:style-name="P160"><text:span text:style-name="T47">-100000<text:tab/></text:span><text:span text:style-name="T49">06</text:span><text:span text:style-name="T47"> (-90000 : -109999)</text:span></text:p>
      <text:p text:style-name="P160"><text:span text:style-name="T47">-80000<text:tab/></text:span><text:span text:style-name="T49">07</text:span><text:span text:style-name="T47"> (-70000 : -89999)</text:span></text:p>
      <text:p text:style-name="P160"><text:span text:style-name="T47">-60000<text:tab/></text:span><text:span text:style-name="T49">08</text:span><text:span text:style-name="T47"> (-50000 : -69999)</text:span></text:p>
      <text:p text:style-name="P160"><text:span text:style-name="T47">-40000<text:tab/></text:span><text:span text:style-name="T49">09</text:span><text:span text:style-name="T47"> (-30000 : -49999)</text:span></text:p>
      <text:p text:style-name="P160"><text:span text:style-name="T47">-20000<text:tab/></text:span><text:span text:style-name="T49">10</text:span><text:span text:style-name="T47"> (-10000 : -29999)</text:span></text:p>
      <text:p text:style-name="P160"><text:span text:style-name="T47">0000<text:tab/></text:span><text:span text:style-name="T49">11</text:span><text:span text:style-name="T47"> (9999 : -9999)</text:span></text:p>
      <text:p text:style-name="P160"><text:span text:style-name="T47">20000<text:tab/></text:span><text:span text:style-name="T49">12</text:span><text:span text:style-name="T47"> (10000 : 29999)</text:span></text:p>
      <text:p text:style-name="P160"><text:span text:style-name="T47">40000<text:tab/></text:span><text:span text:style-name="T49">13</text:span><text:span text:style-name="T47"> (30000 : 49999)</text:span></text:p>
      <text:p text:style-name="P160"><text:span text:style-name="T47">-60000<text:tab/></text:span><text:span text:style-name="T49">14</text:span><text:span text:style-name="T47"> (50000 : 69999)</text:span></text:p>
      <text:p text:style-name="P160"><text:span text:style-name="T47">80000<text:tab/></text:span><text:span text:style-name="T49">15</text:span><text:span text:style-name="T47"> (70000 : 89999)</text:span></text:p>
      <text:p text:style-name="P160"><text:span text:style-name="T47">100000<text:tab/></text:span><text:span text:style-name="T49">16</text:span><text:span text:style-name="T47"> (90000 : 109999)</text:span></text:p>
      <text:p text:style-name="P160"><text:span text:style-name="T47">120000<text:tab/></text:span><text:span text:style-name="T49">17</text:span><text:span text:style-name="T47"> (100000 : 129999)</text:span></text:p>
      <text:p text:style-name="P160"><text:span text:style-name="T47">140000<text:tab/></text:span><text:span text:style-name="T49">18</text:span><text:span text:style-name="T47"> (130000 : 149999)</text:span></text:p>
      <text:p text:style-name="P160"><text:span text:style-name="T47">160000<text:tab/></text:span><text:span text:style-name="T49">19</text:span><text:span text:style-name="T47"> (150000 : 169999)</text:span></text:p>
      <text:p text:style-name="P160"><text:span text:style-name="T47">180000<text:tab/></text:span><text:span text:style-name="T49">20</text:span><text:span text:style-name="T47"> (170000 : 189999)</text:span></text:p>
      <text:p text:style-name="P160"><text:span text:style-name="T47">200000<text:tab/></text:span><text:span text:style-name="T49">21</text:span><text:span text:style-name="T47"> (190000 : 209999)</text:span></text:p>
      <text:p text:style-name="P69"><text:span text:style-name="Descr_5f_ttl2"><text:span text:style-name="T70"/></text:span></text:p>
      <text:h text:style-name="P243" text:outline-level="1"><text:span text:style-name="Descr_5f_ttl2"><text:span text:style-name="T158"/></text:span></text:h>
      <text:h text:style-name="P245" text:outline-level="1"><text:span text:style-name="Descr_5f_ttl2"><text:span text:style-name="T158">Background </text:span></text:span><text:span text:style-name="Descr_5f_ttl2"><text:span text:style-name="T160">object </text:span></text:span><text:span text:style-name="Descr_5f_ttl2"><text:span text:style-name="T159">Order</text:span></text:span><text:span text:style-name="Descr_5f_ttl2"><text:span text:style-name="T158"> Priority table</text:span>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89">Val<text:span text:style-name="T333">u</text:span>e</text:p>
          </table:table-cell>
          <table:table-cell table:style-name="Таблица11.A1" office:value-type="string">
            <text:p text:style-name="P188"><text:span text:style-name="T342">BGO</text:span> ID <text:span text:style-name="T332">list</text:span></text:p>
          </table:table-cell>
          <table:table-cell table:style-name="Таблица11.C1" office:value-type="string">
            <text:p text:style-name="P188">Comment</text:p>
          </table:table-cell>
        </table:table-row>
        <table:table-row>
          <table:table-cell table:style-name="Таблица11.A2" office:value-type="string">
            <text:p text:style-name="P209">10</text:p>
          </table:table-cell>
          <table:table-cell table:style-name="Таблица11.B2" office:value-type="string">
            <text:p text:style-name="P190">14, 75, 76, 77, 78</text:p>
          </table:table-cell>
          <table:table-cell table:style-name="Таблица11.C2" office:value-type="string">
            <text:p text:style-name="P187"><text:span text:style-name="T343">[background-2] </text:span>Backgrounds</text:p>
          </table:table-cell>
        </table:table-row>
        <table:table-row>
          <table:table-cell table:style-name="Таблица11.A3" office:value-type="string">
            <text:p text:style-name="P209">20</text:p>
          </table:table-cell>
          <table:table-cell table:style-name="Таблица11.B3" office:value-type="string">
            <text:p text:style-name="P191"><text:span text:style-name="T345">11, </text:span>12, <text:span text:style-name="T344">60, 61</text:span></text:p>
          </table:table-cell>
          <table:table-cell table:style-name="Таблица11.C3" office:value-type="string">
            <text:p text:style-name="P195">SMB3 Goal zone</text:p>
          </table:table-cell>
        </table:table-row>
        <table:table-row>
          <table:table-cell table:style-name="Таблица11.A4" office:value-type="string">
            <text:p text:style-name="P209">25</text:p>
          </table:table-cell>
          <table:table-cell table:style-name="Таблица11.B9" office:value-type="string">
            <text:p text:style-name="P192">66, 158, 159, 172</text:p>
          </table:table-cell>
          <table:table-cell table:style-name="Таблица11.C4" office:value-type="string">
            <text:p text:style-name="P196"><text:span text:style-name="T343">[background-1] </text:span>Waterfall</text:p>
          </table:table-cell>
        </table:table-row>
        <table:table-row>
          <table:table-cell table:style-name="Таблица11.A5" office:value-type="string">
            <text:p text:style-name="P209">26</text:p>
          </table:table-cell>
          <table:table-cell table:style-name="Таблица11.B9" office:value-type="string">
            <text:p text:style-name="P193">26, 65, 82, 83, 164, 165, 166, 167, 168, 169</text:p>
          </table:table-cell>
          <table:table-cell table:style-name="Таблица11.C5" office:value-type="string">
            <text:p text:style-name="P197">Water</text:p>
          </table:table-cell>
        </table:table-row>
        <table:table-row>
          <table:table-cell table:style-name="Таблица11.A6" office:value-type="string">
            <text:p text:style-name="P212">30</text:p>
          </table:table-cell>
          <table:table-cell table:style-name="Таблица11.B6" office:value-type="string">
            <text:p text:style-name="P210">52, 79</text:p>
          </table:table-cell>
          <table:table-cell table:style-name="Таблица11.C6" office:value-type="string">
            <text:p text:style-name="P211">Bl<text:span text:style-name="T347">k.</text:span> dungeon block,<text:line-break/><text:span text:style-name="T346">Tree Trunk</text:span></text:p>
          </table:table-cell>
        </table:table-row>
        <table:table-row>
          <table:table-cell table:style-name="Таблица11.A7" office:value-type="string">
            <text:p text:style-name="P212">75</text:p>
          </table:table-cell>
          <table:table-cell table:style-name="Таблица11.B9" office:value-type="string">
            <text:p text:style-name="P194">2, 3, 4, 5, 6, 7, 8, 9, 10, 13, 15, 16, 17, 18, 19, 20, 21, 22, 27, 28, 29, 30, 31, 32, 33, 34, 35, 36, 37, 38, 39, 40, 41, 42, 43, 44, 47, 53, 54, 55, 56, 57, 58, 59, 62, 63, 64, 67, 80, 81, 84, 85, 86, 89, 90, 91, 93, 94, 95, 96, 97, 98, 100, 101, 102, 103, 108, 109, 110, 111, 112, 113, 114, 115, 116, 117, 118, 119, 120, 121, 122, 123, 124, 125, 126, 127, 128, 132, 133, 134, 135, 136, 142, 144, 146, 147, 148, 149, 150, 151, 152, 153, 160, 161, 162, 163, 170, 171, 173, 174, 175, 176, 177, 178, 179, 180, 181, 182, 183, 184, 185, 186, 189, 190</text:p>
          </table:table-cell>
          <table:table-cell table:style-name="Таблица11.C7" office:value-type="string">
            <text:p text:style-name="P198">Most of BGOs</text:p>
          </table:table-cell>
        </table:table-row>
        <table:table-row>
          <table:table-cell table:style-name="Таблица11.A8" office:value-type="string">
            <text:p text:style-name="P213">76</text:p>
          </table:table-cell>
          <table:table-cell table:style-name="Таблица11.B8" office:value-type="string">
            <text:p text:style-name="P200">129, 130, 131</text:p>
          </table:table-cell>
          <table:table-cell table:style-name="Таблица11.C8" office:value-type="string">
            <text:p text:style-name="P201">Wooden fence</text:p>
          </table:table-cell>
        </table:table-row>
        <table:table-row>
          <table:table-cell table:style-name="Таблица11.A9" office:value-type="string">
            <text:p text:style-name="P214">77</text:p>
          </table:table-cell>
          <table:table-cell table:style-name="Таблица11.B9" office:value-type="string">
            <text:p text:style-name="P199">1</text:p>
          </table:table-cell>
          <table:table-cell table:style-name="Таблица11.C9" office:value-type="string">
            <text:p text:style-name="P202">Small bush</text:p>
          </table:table-cell>
        </table:table-row>
        <table:table-row>
          <table:table-cell table:style-name="Таблица11.A10" office:value-type="string">
            <text:p text:style-name="P215">80</text:p>
          </table:table-cell>
          <table:table-cell table:style-name="Таблица11.B10" office:value-type="string">
            <text:p text:style-name="P216"><text:span text:style-name="T348">48, </text:span>139, 140</text:p>
          </table:table-cell>
          <table:table-cell table:style-name="Таблица11.C10" office:value-type="string">
            <text:p text:style-name="P203">Ghost house</text:p>
          </table:table-cell>
        </table:table-row>
        <table:table-row>
          <table:table-cell table:style-name="Таблица11.A11" office:value-type="string">
            <text:p text:style-name="P217">90</text:p>
          </table:table-cell>
          <table:table-cell table:style-name="Таблица11.B11" office:value-type="string">
            <text:p text:style-name="P218"><text:span text:style-name="T349">70, </text:span>71, 72, 73, 74, 141</text:p>
          </table:table-cell>
          <table:table-cell table:style-name="Таблица11.C11" office:value-type="string">
            <text:p text:style-name="P219">Rails, <text:span text:style-name="T349">Rail lift buffer, </text:span>Ghosthouse door</text:p>
          </table:table-cell>
        </table:table-row>
        <table:table-row>
          <table:table-cell table:style-name="Таблица11.A12" office:value-type="string">
            <text:p text:style-name="P220">98</text:p>
          </table:table-cell>
          <table:table-cell table:style-name="Таблица11.B12" office:value-type="string">
            <text:p text:style-name="P221">87, 88, 92, 104, <text:span text:style-name="T350">105,</text:span> 107</text:p>
          </table:table-cell>
          <table:table-cell table:style-name="Таблица11.C12" office:value-type="string">
            <text:p text:style-name="P225">Doors</text:p>
          </table:table-cell>
        </table:table-row>
        <table:table-row>
          <table:table-cell table:style-name="Таблица11.A13" office:value-type="string">
            <text:p text:style-name="P222">99</text:p>
          </table:table-cell>
          <table:table-cell table:style-name="Таблица11.B13" office:value-type="string">
            <text:p text:style-name="P204">99</text:p>
          </table:table-cell>
          <table:table-cell table:style-name="Таблица11.C13" office:value-type="string">
            <text:p text:style-name="P205">Glass window fragment</text:p>
          </table:table-cell>
        </table:table-row>
        <table:table-row>
          <table:table-cell table:style-name="Таблица11.A14" office:value-type="string">
            <text:p text:style-name="P224">125</text:p>
          </table:table-cell>
          <table:table-cell table:style-name="Таблица11.B14" office:value-type="string">
            <text:p text:style-name="P223">23, 24, 25, 45, 46, <text:span text:style-name="T352">49, </text:span>50, 51, 68, 69, 106, 137, 138, <text:span text:style-name="T351">143, </text:span>145, 154, 155, 156, 157, 187, 188</text:p>
          </table:table-cell>
          <table:table-cell table:style-name="Таблица11.C14" office:value-type="string">
            <text:p text:style-name="P206">Foreground-1 BGOs</text:p>
          </table:table-cell>
        </table:table-row>
      </table:table>
      <text:p text:style-name="Standard"/>
      <text:p text:style-name="P226">How SMBX orders BGOs in a list: There's a mix of using hardcoded conditionals, but also some lookup from a table of boolean values, where this table of boolean values is only written once and not changed. Therefore in result <text:s/>BGOs are randomly sorting insode it's order group. Sort algorithm implementation inside SMBX is not stable, therefore every save results different order of BGO's.</text:p>
      <text:p text:style-name="P207"/>
      <text:p text:style-name="P208">PGE File Library orders BGOs by this order priorities table and by order of placement which gives a same result on every file save.</text:p>
      <text:p text:style-name="P2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escr_5f_tip_5f_notes" style:display-name="Descr_tip_notes" style:family="text" style:parent-style-name="Descr_5f_ttl">
      <style:text-properties fo:color="#993366" fo:font-size="12pt" fo:language="en" fo:country="US" fo:font-weight="normal" officeooo:rsid="023d9413" fo:background-color="transparent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6-04-04T12:27:19.619000000</dc:date>
    <meta:editing-duration>P3DT40M4S</meta:editing-duration>
    <meta:editing-cycles>780</meta:editing-cycles>
    <meta:generator>LibreOffice/5.1.0.3$Windows_X86_64 LibreOffice_project/5e3e00a007d9b3b6efb6797a8b8e57b51ab1f737</meta:generator>
    <meta:document-statistic meta:table-count="11" meta:image-count="3" meta:object-count="0" meta:page-count="10" meta:paragraph-count="434" meta:word-count="2153" meta:character-count="12488" meta:non-whitespace-character-count="10678"/>
  </office:meta>
</office:document-meta>
</file>